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91888" calcext:value-type="float">
            <text:p>93.5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91888" calcext:value-type="float">
            <text:p>93.5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6544" calcext:value-type="float">
            <text:p>93.5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3496" calcext:value-type="float">
            <text:p>93.5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99864" calcext:value-type="float">
            <text:p>93.3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87672" calcext:value-type="float">
            <text:p>93.3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12056" calcext:value-type="float">
            <text:p>93.4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42536" calcext:value-type="float">
            <text:p>93.4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0596" calcext:value-type="float">
            <text:p>93.4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93768" calcext:value-type="float">
            <text:p>93.3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96816" calcext:value-type="float">
            <text:p>93.3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42536" calcext:value-type="float">
            <text:p>93.4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02912" calcext:value-type="float">
            <text:p>93.4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94352" calcext:value-type="float">
            <text:p>93.4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974" calcext:value-type="float">
            <text:p>93.4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73016" calcext:value-type="float">
            <text:p>93.4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60824" calcext:value-type="float">
            <text:p>93.4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18736" calcext:value-type="float">
            <text:p>93.5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1264" calcext:value-type="float">
            <text:p>93.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9592" calcext:value-type="float">
            <text:p>93.5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88256" calcext:value-type="float">
            <text:p>93.4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27296" calcext:value-type="float">
            <text:p>93.4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63288" calcext:value-type="float">
            <text:p>93.3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0596" calcext:value-type="float">
            <text:p>93.4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84624" calcext:value-type="float">
            <text:p>93.3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09008" calcext:value-type="float">
            <text:p>93.4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9072" calcext:value-type="float">
            <text:p>93.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54144" calcext:value-type="float">
            <text:p>93.3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0616" calcext:value-type="float">
            <text:p>93.3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38904" calcext:value-type="float">
            <text:p>93.3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45" calcext:value-type="float">
            <text:p>93.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976" calcext:value-type="float">
            <text:p>93.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08424" calcext:value-type="float">
            <text:p>93.3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0616" calcext:value-type="float">
            <text:p>93.3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08424" calcext:value-type="float">
            <text:p>93.3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976" calcext:value-type="float">
            <text:p>93.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08424" calcext:value-type="float">
            <text:p>93.3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38904" calcext:value-type="float">
            <text:p>93.3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12056" calcext:value-type="float">
            <text:p>93.4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93768" calcext:value-type="float">
            <text:p>93.3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6712" calcext:value-type="float">
            <text:p>93.3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87088" calcext:value-type="float">
            <text:p>93.2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9928" calcext:value-type="float">
            <text:p>93.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976" calcext:value-type="float">
            <text:p>93.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8404" calcext:value-type="float">
            <text:p>93.2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77944" calcext:value-type="float">
            <text:p>93.2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8404" calcext:value-type="float">
            <text:p>93.2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77944" calcext:value-type="float">
            <text:p>93.2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65752" calcext:value-type="float">
            <text:p>93.2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44416" calcext:value-type="float">
            <text:p>93.2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86504" calcext:value-type="float">
            <text:p>93.1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29176" calcext:value-type="float">
            <text:p>93.2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86504" calcext:value-type="float">
            <text:p>93.1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83456" calcext:value-type="float">
            <text:p>93.1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6212" calcext:value-type="float">
            <text:p>93.1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1744" calcext:value-type="float">
            <text:p>93.2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29176" calcext:value-type="float">
            <text:p>93.2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784" calcext:value-type="float">
            <text:p>93.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4792" calcext:value-type="float">
            <text:p>93.2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26128" calcext:value-type="float">
            <text:p>93.2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95648" calcext:value-type="float">
            <text:p>93.1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926" calcext:value-type="float">
            <text:p>93.1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4792" calcext:value-type="float">
            <text:p>93.2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2308" calcext:value-type="float">
            <text:p>93.2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4792" calcext:value-type="float">
            <text:p>93.2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65168" calcext:value-type="float">
            <text:p>93.1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49928" calcext:value-type="float">
            <text:p>93.1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89552" calcext:value-type="float">
            <text:p>93.1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4792" calcext:value-type="float">
            <text:p>93.2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59656" calcext:value-type="float">
            <text:p>93.2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44416" calcext:value-type="float">
            <text:p>93.2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49928" calcext:value-type="float">
            <text:p>93.1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74312" calcext:value-type="float">
            <text:p>93.1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64" calcext:value-type="float">
            <text:p>93.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3164" calcext:value-type="float">
            <text:p>93.1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59072" calcext:value-type="float">
            <text:p>93.1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40784" calcext:value-type="float">
            <text:p>93.1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52976" calcext:value-type="float">
            <text:p>93.1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65168" calcext:value-type="float">
            <text:p>93.1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25544" calcext:value-type="float">
            <text:p>93.1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34688" calcext:value-type="float">
            <text:p>93.1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04208" calcext:value-type="float">
            <text:p>93.1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73728" calcext:value-type="float">
            <text:p>93.0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7068" calcext:value-type="float">
            <text:p>93.0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8592" calcext:value-type="float">
            <text:p>93.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34104" calcext:value-type="float">
            <text:p>93.0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15816" calcext:value-type="float">
            <text:p>93.0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37152" calcext:value-type="float">
            <text:p>93.0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04208" calcext:value-type="float">
            <text:p>93.1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64584" calcext:value-type="float">
            <text:p>93.0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52392" calcext:value-type="float">
            <text:p>93.0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79824" calcext:value-type="float">
            <text:p>93.0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43832" calcext:value-type="float">
            <text:p>93.1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18864" calcext:value-type="float">
            <text:p>93.0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9448" calcext:value-type="float">
            <text:p>92.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85336" calcext:value-type="float">
            <text:p>92.9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0472" calcext:value-type="float">
            <text:p>92.9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9616" calcext:value-type="float">
            <text:p>92.9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0472" calcext:value-type="float">
            <text:p>92.9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7256" calcext:value-type="float">
            <text:p>92.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93896" calcext:value-type="float">
            <text:p>92.8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75608" calcext:value-type="float">
            <text:p>92.8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75608" calcext:value-type="float">
            <text:p>92.8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96944" calcext:value-type="float">
            <text:p>92.8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48176" calcext:value-type="float">
            <text:p>92.8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39032" calcext:value-type="float">
            <text:p>92.8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4208" calcext:value-type="float">
            <text:p>92.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48176" calcext:value-type="float">
            <text:p>92.8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6464" calcext:value-type="float">
            <text:p>92.8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0368" calcext:value-type="float">
            <text:p>92.8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0304" calcext:value-type="float">
            <text:p>92.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84752" calcext:value-type="float">
            <text:p>92.8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5732" calcext:value-type="float">
            <text:p>92.8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54272" calcext:value-type="float">
            <text:p>92.8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5732" calcext:value-type="float">
            <text:p>92.8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54272" calcext:value-type="float">
            <text:p>92.8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3416" calcext:value-type="float">
            <text:p>92.8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96944" calcext:value-type="float">
            <text:p>92.8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09136" calcext:value-type="float">
            <text:p>92.9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352" calcext:value-type="float">
            <text:p>92.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51808" calcext:value-type="float">
            <text:p>92.9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3144" calcext:value-type="float">
            <text:p>92.9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21328" calcext:value-type="float">
            <text:p>92.9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15232" calcext:value-type="float">
            <text:p>92.9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352" calcext:value-type="float">
            <text:p>92.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90848" calcext:value-type="float">
            <text:p>92.8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09136" calcext:value-type="float">
            <text:p>92.9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15232" calcext:value-type="float">
            <text:p>92.9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48176" calcext:value-type="float">
            <text:p>92.8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684" calcext:value-type="float">
            <text:p>92.8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45128" calcext:value-type="float">
            <text:p>92.8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48176" calcext:value-type="float">
            <text:p>92.8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48176" calcext:value-type="float">
            <text:p>92.8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39032" calcext:value-type="float">
            <text:p>92.8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35984" calcext:value-type="float">
            <text:p>92.8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0368" calcext:value-type="float">
            <text:p>92.8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9512" calcext:value-type="float">
            <text:p>92.8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54272" calcext:value-type="float">
            <text:p>92.8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5732" calcext:value-type="float">
            <text:p>92.8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54272" calcext:value-type="float">
            <text:p>92.8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6464" calcext:value-type="float">
            <text:p>92.8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54272" calcext:value-type="float">
            <text:p>92.8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6464" calcext:value-type="float">
            <text:p>92.8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75608" calcext:value-type="float">
            <text:p>92.8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09136" calcext:value-type="float">
            <text:p>92.9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6568" calcext:value-type="float">
            <text:p>92.9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352" calcext:value-type="float">
            <text:p>92.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9616" calcext:value-type="float">
            <text:p>92.9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0472" calcext:value-type="float">
            <text:p>92.9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51808" calcext:value-type="float">
            <text:p>92.9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12768" calcext:value-type="float">
            <text:p>93.0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18864" calcext:value-type="float">
            <text:p>93.0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85336" calcext:value-type="float">
            <text:p>92.9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42664" calcext:value-type="float">
            <text:p>92.9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4876" calcext:value-type="float">
            <text:p>92.9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51808" calcext:value-type="float">
            <text:p>92.9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4876" calcext:value-type="float">
            <text:p>92.9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3144" calcext:value-type="float">
            <text:p>92.9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03624" calcext:value-type="float">
            <text:p>93.0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2496" calcext:value-type="float">
            <text:p>93.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402" calcext:value-type="float">
            <text:p>93.0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06672" calcext:value-type="float">
            <text:p>93.0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18864" calcext:value-type="float">
            <text:p>93.0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06672" calcext:value-type="float">
            <text:p>93.0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12768" calcext:value-type="float">
            <text:p>93.0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49344" calcext:value-type="float">
            <text:p>93.0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28008" calcext:value-type="float">
            <text:p>93.0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21912" calcext:value-type="float">
            <text:p>93.0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49344" calcext:value-type="float">
            <text:p>93.0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67632" calcext:value-type="float">
            <text:p>93.0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88968" calcext:value-type="float">
            <text:p>93.0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73728" calcext:value-type="float">
            <text:p>93.0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46296" calcext:value-type="float">
            <text:p>93.0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82288" calcext:value-type="float">
            <text:p>92.9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82288" calcext:value-type="float">
            <text:p>92.9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15816" calcext:value-type="float">
            <text:p>93.0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03624" calcext:value-type="float">
            <text:p>93.0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402" calcext:value-type="float">
            <text:p>93.0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98112" calcext:value-type="float">
            <text:p>93.0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98112" calcext:value-type="float">
            <text:p>93.0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64584" calcext:value-type="float">
            <text:p>93.0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5544" calcext:value-type="float">
            <text:p>93.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98112" calcext:value-type="float">
            <text:p>93.0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25544" calcext:value-type="float">
            <text:p>93.1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7736" calcext:value-type="float">
            <text:p>93.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9448" calcext:value-type="float">
            <text:p>93.1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56024" calcext:value-type="float">
            <text:p>93.1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28592" calcext:value-type="float">
            <text:p>93.1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4688" calcext:value-type="float">
            <text:p>93.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0116" calcext:value-type="float">
            <text:p>93.1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3164" calcext:value-type="float">
            <text:p>93.1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83456" calcext:value-type="float">
            <text:p>93.1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926" calcext:value-type="float">
            <text:p>93.1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6212" calcext:value-type="float">
            <text:p>93.1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74312" calcext:value-type="float">
            <text:p>93.1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71264" calcext:value-type="float">
            <text:p>93.1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2308" calcext:value-type="float">
            <text:p>93.2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44416" calcext:value-type="float">
            <text:p>93.2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1744" calcext:value-type="float">
            <text:p>93.2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68216" calcext:value-type="float">
            <text:p>93.1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784" calcext:value-type="float">
            <text:p>93.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74312" calcext:value-type="float">
            <text:p>93.1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37736" calcext:value-type="float">
            <text:p>93.1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43832" calcext:value-type="float">
            <text:p>93.1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13936" calcext:value-type="float">
            <text:p>93.2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6212" calcext:value-type="float">
            <text:p>93.1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04208" calcext:value-type="float">
            <text:p>93.1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9448" calcext:value-type="float">
            <text:p>93.1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95064" calcext:value-type="float">
            <text:p>93.0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52976" calcext:value-type="float">
            <text:p>93.1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784" calcext:value-type="float">
            <text:p>93.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35272" calcext:value-type="float">
            <text:p>93.2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65752" calcext:value-type="float">
            <text:p>93.2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5356" calcext:value-type="float">
            <text:p>93.2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98696" calcext:value-type="float">
            <text:p>93.1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32224" calcext:value-type="float">
            <text:p>93.2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26128" calcext:value-type="float">
            <text:p>93.2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2308" calcext:value-type="float">
            <text:p>93.2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926" calcext:value-type="float">
            <text:p>93.1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83456" calcext:value-type="float">
            <text:p>93.1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1744" calcext:value-type="float">
            <text:p>93.2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29176" calcext:value-type="float">
            <text:p>93.2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62704" calcext:value-type="float">
            <text:p>93.2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1744" calcext:value-type="float">
            <text:p>93.2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926" calcext:value-type="float">
            <text:p>93.1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43832" calcext:value-type="float">
            <text:p>93.1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16984" calcext:value-type="float">
            <text:p>93.2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02912" calcext:value-type="float">
            <text:p>93.4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88256" calcext:value-type="float">
            <text:p>93.4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37024" calcext:value-type="float">
            <text:p>93.5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67504" calcext:value-type="float">
            <text:p>93.5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61408" calcext:value-type="float">
            <text:p>93.5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21784" calcext:value-type="float">
            <text:p>93.5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2788" calcext:value-type="float">
            <text:p>93.5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6544" calcext:value-type="float">
            <text:p>93.5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8216" calcext:value-type="float">
            <text:p>93.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5168" calcext:value-type="float">
            <text:p>93.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974" calcext:value-type="float">
            <text:p>93.4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30928" calcext:value-type="float">
            <text:p>93.5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91304" calcext:value-type="float">
            <text:p>93.4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85208" calcext:value-type="float">
            <text:p>93.4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8884" calcext:value-type="float">
            <text:p>93.5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13224" calcext:value-type="float">
            <text:p>93.6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15688" calcext:value-type="float">
            <text:p>93.5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24832" calcext:value-type="float">
            <text:p>93.5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91304" calcext:value-type="float">
            <text:p>93.4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0448" calcext:value-type="float">
            <text:p>93.5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94936" calcext:value-type="float">
            <text:p>93.5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91888" calcext:value-type="float">
            <text:p>93.5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8884" calcext:value-type="float">
            <text:p>93.5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07128" calcext:value-type="float">
            <text:p>93.6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40656" calcext:value-type="float">
            <text:p>93.6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22368" calcext:value-type="float">
            <text:p>93.6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46752" calcext:value-type="float">
            <text:p>93.6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85792" calcext:value-type="float">
            <text:p>93.5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21784" calcext:value-type="float">
            <text:p>93.5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57776" calcext:value-type="float">
            <text:p>93.4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24248" calcext:value-type="float">
            <text:p>93.4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9592" calcext:value-type="float">
            <text:p>93.5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24248" calcext:value-type="float">
            <text:p>93.4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93768" calcext:value-type="float">
            <text:p>93.3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63872" calcext:value-type="float">
            <text:p>93.4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73016" calcext:value-type="float">
            <text:p>93.4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39488" calcext:value-type="float">
            <text:p>93.4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45584" calcext:value-type="float">
            <text:p>93.4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974" calcext:value-type="float">
            <text:p>93.4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8216" calcext:value-type="float">
            <text:p>93.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1264" calcext:value-type="float">
            <text:p>93.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88256" calcext:value-type="float">
            <text:p>93.4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76064" calcext:value-type="float">
            <text:p>93.4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33976" calcext:value-type="float">
            <text:p>93.5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30928" calcext:value-type="float">
            <text:p>93.5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21784" calcext:value-type="float">
            <text:p>93.5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49216" calcext:value-type="float">
            <text:p>93.5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16272" calcext:value-type="float">
            <text:p>93.6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40656" calcext:value-type="float">
            <text:p>93.6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43704" calcext:value-type="float">
            <text:p>93.6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25416" calcext:value-type="float">
            <text:p>93.6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3456" calcext:value-type="float">
            <text:p>93.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92472" calcext:value-type="float">
            <text:p>93.6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40072" calcext:value-type="float">
            <text:p>93.5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33976" calcext:value-type="float">
            <text:p>93.5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6544" calcext:value-type="float">
            <text:p>93.5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1264" calcext:value-type="float">
            <text:p>93.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61408" calcext:value-type="float">
            <text:p>93.5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57192" calcext:value-type="float">
            <text:p>93.3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87672" calcext:value-type="float">
            <text:p>93.3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3664" calcext:value-type="float">
            <text:p>93.3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35856" calcext:value-type="float">
            <text:p>93.3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41952" calcext:value-type="float">
            <text:p>93.3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17568" calcext:value-type="float">
            <text:p>93.3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87672" calcext:value-type="float">
            <text:p>93.3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39488" calcext:value-type="float">
            <text:p>93.4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35856" calcext:value-type="float">
            <text:p>93.3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66336" calcext:value-type="float">
            <text:p>93.3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18152" calcext:value-type="float">
            <text:p>93.4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81576" calcext:value-type="float">
            <text:p>93.3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69384" calcext:value-type="float">
            <text:p>93.3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54144" calcext:value-type="float">
            <text:p>93.3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57192" calcext:value-type="float">
            <text:p>93.3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30344" calcext:value-type="float">
            <text:p>93.4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24832" calcext:value-type="float">
            <text:p>93.5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1264" calcext:value-type="float">
            <text:p>93.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15688" calcext:value-type="float">
            <text:p>93.5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60824" calcext:value-type="float">
            <text:p>93.4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54728" calcext:value-type="float">
            <text:p>93.4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1264" calcext:value-type="float">
            <text:p>93.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0448" calcext:value-type="float">
            <text:p>93.5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6544" calcext:value-type="float">
            <text:p>93.5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974" calcext:value-type="float">
            <text:p>93.4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85208" calcext:value-type="float">
            <text:p>93.4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30928" calcext:value-type="float">
            <text:p>93.5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9592" calcext:value-type="float">
            <text:p>93.5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21784" calcext:value-type="float">
            <text:p>93.5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37024" calcext:value-type="float">
            <text:p>93.5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13224" calcext:value-type="float">
            <text:p>93.6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82744" calcext:value-type="float">
            <text:p>93.5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49216" calcext:value-type="float">
            <text:p>93.5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5836" calcext:value-type="float">
            <text:p>93.5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64456" calcext:value-type="float">
            <text:p>93.5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01032" calcext:value-type="float">
            <text:p>93.6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9552" calcext:value-type="float">
            <text:p>93.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4312" calcext:value-type="float">
            <text:p>93.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46168" calcext:value-type="float">
            <text:p>93.5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24832" calcext:value-type="float">
            <text:p>93.5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6544" calcext:value-type="float">
            <text:p>93.5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85208" calcext:value-type="float">
            <text:p>93.4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79112" calcext:value-type="float">
            <text:p>93.4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48632" calcext:value-type="float">
            <text:p>93.4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48632" calcext:value-type="float">
            <text:p>93.4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48632" calcext:value-type="float">
            <text:p>93.4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5168" calcext:value-type="float">
            <text:p>93.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974" calcext:value-type="float">
            <text:p>93.4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73016" calcext:value-type="float">
            <text:p>93.4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79112" calcext:value-type="float">
            <text:p>93.4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42536" calcext:value-type="float">
            <text:p>93.4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3644" calcext:value-type="float">
            <text:p>93.4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63872" calcext:value-type="float">
            <text:p>93.4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79112" calcext:value-type="float">
            <text:p>93.4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1264" calcext:value-type="float">
            <text:p>93.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6544" calcext:value-type="float">
            <text:p>93.5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3644" calcext:value-type="float">
            <text:p>93.4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39488" calcext:value-type="float">
            <text:p>93.4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73016" calcext:value-type="float">
            <text:p>93.4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88256" calcext:value-type="float">
            <text:p>93.4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24248" calcext:value-type="float">
            <text:p>93.4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18152" calcext:value-type="float">
            <text:p>93.4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60824" calcext:value-type="float">
            <text:p>93.4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24248" calcext:value-type="float">
            <text:p>93.4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45584" calcext:value-type="float">
            <text:p>93.4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42536" calcext:value-type="float">
            <text:p>93.4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27296" calcext:value-type="float">
            <text:p>93.4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33392" calcext:value-type="float">
            <text:p>93.4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63872" calcext:value-type="float">
            <text:p>93.4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76064" calcext:value-type="float">
            <text:p>93.4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79112" calcext:value-type="float">
            <text:p>93.4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57776" calcext:value-type="float">
            <text:p>93.4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6544" calcext:value-type="float">
            <text:p>93.5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73016" calcext:value-type="float">
            <text:p>93.4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27296" calcext:value-type="float">
            <text:p>93.4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15104" calcext:value-type="float">
            <text:p>93.4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79112" calcext:value-type="float">
            <text:p>93.4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87672" calcext:value-type="float">
            <text:p>93.3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9072" calcext:value-type="float">
            <text:p>93.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0596" calcext:value-type="float">
            <text:p>93.4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96816" calcext:value-type="float">
            <text:p>93.3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48632" calcext:value-type="float">
            <text:p>93.4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12056" calcext:value-type="float">
            <text:p>93.4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39488" calcext:value-type="float">
            <text:p>93.4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8404" calcext:value-type="float">
            <text:p>93.2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9928" calcext:value-type="float">
            <text:p>93.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3664" calcext:value-type="float">
            <text:p>93.3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02328" calcext:value-type="float">
            <text:p>93.3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9928" calcext:value-type="float">
            <text:p>93.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0616" calcext:value-type="float">
            <text:p>93.3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32808" calcext:value-type="float">
            <text:p>93.3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57192" calcext:value-type="float">
            <text:p>93.3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35856" calcext:value-type="float">
            <text:p>93.3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9072" calcext:value-type="float">
            <text:p>93.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78528" calcext:value-type="float">
            <text:p>93.3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69384" calcext:value-type="float">
            <text:p>93.3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66336" calcext:value-type="float">
            <text:p>93.3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78528" calcext:value-type="float">
            <text:p>93.3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57192" calcext:value-type="float">
            <text:p>93.3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87672" calcext:value-type="float">
            <text:p>93.3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74896" calcext:value-type="float">
            <text:p>93.2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47464" calcext:value-type="float">
            <text:p>93.2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35272" calcext:value-type="float">
            <text:p>93.2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29176" calcext:value-type="float">
            <text:p>93.2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10888" calcext:value-type="float">
            <text:p>93.2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95648" calcext:value-type="float">
            <text:p>93.1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89552" calcext:value-type="float">
            <text:p>93.1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56024" calcext:value-type="float">
            <text:p>93.1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7736" calcext:value-type="float">
            <text:p>93.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88968" calcext:value-type="float">
            <text:p>93.0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64" calcext:value-type="float">
            <text:p>93.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95064" calcext:value-type="float">
            <text:p>93.0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58488" calcext:value-type="float">
            <text:p>93.0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42664" calcext:value-type="float">
            <text:p>92.9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7048" calcext:value-type="float">
            <text:p>92.9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924" calcext:value-type="float">
            <text:p>92.9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924" calcext:value-type="float">
            <text:p>92.9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4" calcext:value-type="float">
            <text:p>92.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12184" calcext:value-type="float">
            <text:p>92.9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3416" calcext:value-type="float">
            <text:p>92.8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5732" calcext:value-type="float">
            <text:p>92.8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7256" calcext:value-type="float">
            <text:p>92.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7256" calcext:value-type="float">
            <text:p>92.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78656" calcext:value-type="float">
            <text:p>92.8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51224" calcext:value-type="float">
            <text:p>92.8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5732" calcext:value-type="float">
            <text:p>92.8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35984" calcext:value-type="float">
            <text:p>92.8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3312" calcext:value-type="float">
            <text:p>92.7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02456" calcext:value-type="float">
            <text:p>92.8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636" calcext:value-type="float">
            <text:p>92.7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02456" calcext:value-type="float">
            <text:p>92.8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87216" calcext:value-type="float">
            <text:p>92.7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0744" calcext:value-type="float">
            <text:p>92.8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116" calcext:value-type="float">
            <text:p>92.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05504" calcext:value-type="float">
            <text:p>92.8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3312" calcext:value-type="float">
            <text:p>92.7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17696" calcext:value-type="float">
            <text:p>92.8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81704" calcext:value-type="float">
            <text:p>92.8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09136" calcext:value-type="float">
            <text:p>92.9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06088" calcext:value-type="float">
            <text:p>92.9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32936" calcext:value-type="float">
            <text:p>92.8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45128" calcext:value-type="float">
            <text:p>92.8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96944" calcext:value-type="float">
            <text:p>92.8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3144" calcext:value-type="float">
            <text:p>92.9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58488" calcext:value-type="float">
            <text:p>93.0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37152" calcext:value-type="float">
            <text:p>93.0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91432" calcext:value-type="float">
            <text:p>92.9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71976" calcext:value-type="float">
            <text:p>92.7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71976" calcext:value-type="float">
            <text:p>92.7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17696" calcext:value-type="float">
            <text:p>92.8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02456" calcext:value-type="float">
            <text:p>92.8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84168" calcext:value-type="float">
            <text:p>92.7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68928" calcext:value-type="float">
            <text:p>92.7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6588" calcext:value-type="float">
            <text:p>92.7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17112" calcext:value-type="float">
            <text:p>92.7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11016" calcext:value-type="float">
            <text:p>92.7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75024" calcext:value-type="float">
            <text:p>92.7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77488" calcext:value-type="float">
            <text:p>92.6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0056" calcext:value-type="float">
            <text:p>92.6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77488" calcext:value-type="float">
            <text:p>92.6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1348" calcext:value-type="float">
            <text:p>92.6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79952" calcext:value-type="float">
            <text:p>92.5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43376" calcext:value-type="float">
            <text:p>92.5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34232" calcext:value-type="float">
            <text:p>92.5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61664" calcext:value-type="float">
            <text:p>92.5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79952" calcext:value-type="float">
            <text:p>92.5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1348" calcext:value-type="float">
            <text:p>92.6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10432" calcext:value-type="float">
            <text:p>92.6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10432" calcext:value-type="float">
            <text:p>92.6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58616" calcext:value-type="float">
            <text:p>92.5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64712" calcext:value-type="float">
            <text:p>92.5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64712" calcext:value-type="float">
            <text:p>92.5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55568" calcext:value-type="float">
            <text:p>92.5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04336" calcext:value-type="float">
            <text:p>92.6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31768" calcext:value-type="float">
            <text:p>92.6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0056" calcext:value-type="float">
            <text:p>92.6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68344" calcext:value-type="float">
            <text:p>92.6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62248" calcext:value-type="float">
            <text:p>92.6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62248" calcext:value-type="float">
            <text:p>92.6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2016" calcext:value-type="float">
            <text:p>92.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92" calcext:value-type="float">
            <text:p>92.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0056" calcext:value-type="float">
            <text:p>92.6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31768" calcext:value-type="float">
            <text:p>92.6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22624" calcext:value-type="float">
            <text:p>92.6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2872" calcext:value-type="float">
            <text:p>92.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62248" calcext:value-type="float">
            <text:p>92.6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4396" calcext:value-type="float">
            <text:p>92.6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6152" calcext:value-type="float">
            <text:p>92.6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17112" calcext:value-type="float">
            <text:p>92.7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62832" calcext:value-type="float">
            <text:p>92.7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354" calcext:value-type="float">
            <text:p>92.7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71976" calcext:value-type="float">
            <text:p>92.7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6588" calcext:value-type="float">
            <text:p>92.7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78072" calcext:value-type="float">
            <text:p>92.7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02456" calcext:value-type="float">
            <text:p>92.8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32936" calcext:value-type="float">
            <text:p>92.8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38448" calcext:value-type="float">
            <text:p>92.7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78072" calcext:value-type="float">
            <text:p>92.7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636" calcext:value-type="float">
            <text:p>92.7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08552" calcext:value-type="float">
            <text:p>92.8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17696" calcext:value-type="float">
            <text:p>92.8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684" calcext:value-type="float">
            <text:p>92.8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39032" calcext:value-type="float">
            <text:p>92.8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51224" calcext:value-type="float">
            <text:p>92.8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05504" calcext:value-type="float">
            <text:p>92.8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35984" calcext:value-type="float">
            <text:p>92.8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93896" calcext:value-type="float">
            <text:p>92.8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06088" calcext:value-type="float">
            <text:p>92.9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78656" calcext:value-type="float">
            <text:p>92.8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78656" calcext:value-type="float">
            <text:p>92.8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39032" calcext:value-type="float">
            <text:p>92.8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78656" calcext:value-type="float">
            <text:p>92.8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93896" calcext:value-type="float">
            <text:p>92.8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12184" calcext:value-type="float">
            <text:p>92.9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09136" calcext:value-type="float">
            <text:p>92.9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12184" calcext:value-type="float">
            <text:p>92.9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09136" calcext:value-type="float">
            <text:p>92.9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0472" calcext:value-type="float">
            <text:p>92.9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4" calcext:value-type="float">
            <text:p>92.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91432" calcext:value-type="float">
            <text:p>92.9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6568" calcext:value-type="float">
            <text:p>92.9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24376" calcext:value-type="float">
            <text:p>92.9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6568" calcext:value-type="float">
            <text:p>92.9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878" calcext:value-type="float">
            <text:p>92.8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9512" calcext:value-type="float">
            <text:p>92.8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27424" calcext:value-type="float">
            <text:p>92.9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51808" calcext:value-type="float">
            <text:p>92.9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00576" calcext:value-type="float">
            <text:p>93.0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9448" calcext:value-type="float">
            <text:p>92.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0972" calcext:value-type="float">
            <text:p>93.0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43248" calcext:value-type="float">
            <text:p>93.0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15816" calcext:value-type="float">
            <text:p>93.0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0952" calcext:value-type="float">
            <text:p>92.9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96944" calcext:value-type="float">
            <text:p>92.8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6568" calcext:value-type="float">
            <text:p>92.9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88384" calcext:value-type="float">
            <text:p>92.9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43248" calcext:value-type="float">
            <text:p>93.0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34104" calcext:value-type="float">
            <text:p>93.0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46296" calcext:value-type="float">
            <text:p>93.0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67632" calcext:value-type="float">
            <text:p>93.0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402" calcext:value-type="float">
            <text:p>93.0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43248" calcext:value-type="float">
            <text:p>93.0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31056" calcext:value-type="float">
            <text:p>93.0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73728" calcext:value-type="float">
            <text:p>93.0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95064" calcext:value-type="float">
            <text:p>93.0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82872" calcext:value-type="float">
            <text:p>93.0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402" calcext:value-type="float">
            <text:p>93.0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43248" calcext:value-type="float">
            <text:p>93.0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49344" calcext:value-type="float">
            <text:p>93.0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88968" calcext:value-type="float">
            <text:p>93.0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98112" calcext:value-type="float">
            <text:p>93.0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86504" calcext:value-type="float">
            <text:p>93.1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80408" calcext:value-type="float">
            <text:p>93.1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28592" calcext:value-type="float">
            <text:p>93.1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80408" calcext:value-type="float">
            <text:p>93.1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1744" calcext:value-type="float">
            <text:p>93.2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7736" calcext:value-type="float">
            <text:p>93.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49928" calcext:value-type="float">
            <text:p>93.1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59072" calcext:value-type="float">
            <text:p>93.1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784" calcext:value-type="float">
            <text:p>93.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47464" calcext:value-type="float">
            <text:p>93.2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688" calcext:value-type="float">
            <text:p>93.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17568" calcext:value-type="float">
            <text:p>93.3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17568" calcext:value-type="float">
            <text:p>93.3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90136" calcext:value-type="float">
            <text:p>93.2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65752" calcext:value-type="float">
            <text:p>93.2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17568" calcext:value-type="float">
            <text:p>93.3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688" calcext:value-type="float">
            <text:p>93.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32808" calcext:value-type="float">
            <text:p>93.3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9072" calcext:value-type="float">
            <text:p>93.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212" calcext:value-type="float">
            <text:p>93.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91304" calcext:value-type="float">
            <text:p>93.4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3644" calcext:value-type="float">
            <text:p>93.4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02912" calcext:value-type="float">
            <text:p>93.4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63288" calcext:value-type="float">
            <text:p>93.3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6024" calcext:value-type="float">
            <text:p>93.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35856" calcext:value-type="float">
            <text:p>93.3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69384" calcext:value-type="float">
            <text:p>93.3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21784" calcext:value-type="float">
            <text:p>93.5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6544" calcext:value-type="float">
            <text:p>93.5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52264" calcext:value-type="float">
            <text:p>93.5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69968" calcext:value-type="float">
            <text:p>93.4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73016" calcext:value-type="float">
            <text:p>93.4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64456" calcext:value-type="float">
            <text:p>93.5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0552" calcext:value-type="float">
            <text:p>93.5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55312" calcext:value-type="float">
            <text:p>93.5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55312" calcext:value-type="float">
            <text:p>93.5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9592" calcext:value-type="float">
            <text:p>93.5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85208" calcext:value-type="float">
            <text:p>93.4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33976" calcext:value-type="float">
            <text:p>93.5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6544" calcext:value-type="float">
            <text:p>93.5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974" calcext:value-type="float">
            <text:p>93.4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974" calcext:value-type="float">
            <text:p>93.4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18736" calcext:value-type="float">
            <text:p>93.5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9696" calcext:value-type="float">
            <text:p>93.5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37608" calcext:value-type="float">
            <text:p>93.6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85792" calcext:value-type="float">
            <text:p>93.5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85792" calcext:value-type="float">
            <text:p>93.5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9696" calcext:value-type="float">
            <text:p>93.5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55312" calcext:value-type="float">
            <text:p>93.5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6648" calcext:value-type="float">
            <text:p>93.5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6504" calcext:value-type="float">
            <text:p>93.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92472" calcext:value-type="float">
            <text:p>93.6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77232" calcext:value-type="float">
            <text:p>93.6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52848" calcext:value-type="float">
            <text:p>93.6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22368" calcext:value-type="float">
            <text:p>93.6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86376" calcext:value-type="float">
            <text:p>93.6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89424" calcext:value-type="float">
            <text:p>93.6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89424" calcext:value-type="float">
            <text:p>93.6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07712" calcext:value-type="float">
            <text:p>93.7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80864" calcext:value-type="float">
            <text:p>93.7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08296" calcext:value-type="float">
            <text:p>93.8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60112" calcext:value-type="float">
            <text:p>93.8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11928" calcext:value-type="float">
            <text:p>93.9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75936" calcext:value-type="float">
            <text:p>93.9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03368" calcext:value-type="float">
            <text:p>94.0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60696" calcext:value-type="float">
            <text:p>93.9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27752" calcext:value-type="float">
            <text:p>94.0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594" calcext:value-type="float">
            <text:p>94.2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0216" calcext:value-type="float">
            <text:p>93.9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11928" calcext:value-type="float">
            <text:p>93.9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0216" calcext:value-type="float">
            <text:p>93.9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14976" calcext:value-type="float">
            <text:p>93.9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96688" calcext:value-type="float">
            <text:p>93.8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23536" calcext:value-type="float">
            <text:p>93.8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6316" calcext:value-type="float">
            <text:p>93.8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2304" calcext:value-type="float">
            <text:p>93.8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38776" calcext:value-type="float">
            <text:p>93.8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99736" calcext:value-type="float">
            <text:p>93.8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68672" calcext:value-type="float">
            <text:p>93.7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96104" calcext:value-type="float">
            <text:p>93.7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05248" calcext:value-type="float">
            <text:p>93.8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68672" calcext:value-type="float">
            <text:p>93.7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38192" calcext:value-type="float">
            <text:p>93.7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5648" calcext:value-type="float">
            <text:p>93.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22952" calcext:value-type="float">
            <text:p>93.7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90008" calcext:value-type="float">
            <text:p>93.7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05248" calcext:value-type="float">
            <text:p>93.8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99152" calcext:value-type="float">
            <text:p>93.7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3268" calcext:value-type="float">
            <text:p>93.8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57064" calcext:value-type="float">
            <text:p>93.8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5352" calcext:value-type="float">
            <text:p>93.8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90592" calcext:value-type="float">
            <text:p>93.8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21072" calcext:value-type="float">
            <text:p>93.9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11928" calcext:value-type="float">
            <text:p>93.9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84496" calcext:value-type="float">
            <text:p>93.8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0888" calcext:value-type="float">
            <text:p>93.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27168" calcext:value-type="float">
            <text:p>93.9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21072" calcext:value-type="float">
            <text:p>93.9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2-18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10048" calcext:value-type="float">
            <text:p>94.1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6312" calcext:value-type="float">
            <text:p>93.9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75936" calcext:value-type="float">
            <text:p>93.9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8508" calcext:value-type="float">
            <text:p>93.9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63744" calcext:value-type="float">
            <text:p>93.9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6312" calcext:value-type="float">
            <text:p>93.9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14976" calcext:value-type="float">
            <text:p>93.9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66792" calcext:value-type="float">
            <text:p>93.9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1556" calcext:value-type="float">
            <text:p>94.0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6984" calcext:value-type="float">
            <text:p>93.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9944" calcext:value-type="float">
            <text:p>94.0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40528" calcext:value-type="float">
            <text:p>94.1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27752" calcext:value-type="float">
            <text:p>94.0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88128" calcext:value-type="float">
            <text:p>93.9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09464" calcext:value-type="float">
            <text:p>94.0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58232" calcext:value-type="float">
            <text:p>94.0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82616" calcext:value-type="float">
            <text:p>94.0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00904" calcext:value-type="float">
            <text:p>94.1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10048" calcext:value-type="float">
            <text:p>94.1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64912" calcext:value-type="float">
            <text:p>94.1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07" calcext:value-type="float">
            <text:p>94.1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70424" calcext:value-type="float">
            <text:p>94.0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85664" calcext:value-type="float">
            <text:p>94.0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25288" calcext:value-type="float">
            <text:p>94.1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43576" calcext:value-type="float">
            <text:p>94.1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03952" calcext:value-type="float">
            <text:p>94.1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64912" calcext:value-type="float">
            <text:p>94.1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13096" calcext:value-type="float">
            <text:p>94.1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46624" calcext:value-type="float">
            <text:p>94.1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65496" calcext:value-type="float">
            <text:p>94.2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07584" calcext:value-type="float">
            <text:p>94.2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74056" calcext:value-type="float">
            <text:p>94.1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19776" calcext:value-type="float">
            <text:p>94.2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16728" calcext:value-type="float">
            <text:p>94.2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1368" calcext:value-type="float">
            <text:p>94.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01488" calcext:value-type="float">
            <text:p>94.2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32" calcext:value-type="float">
            <text:p>94.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38064" calcext:value-type="float">
            <text:p>94.2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4416" calcext:value-type="float">
            <text:p>94.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92928" calcext:value-type="float">
            <text:p>94.2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5084" calcext:value-type="float">
            <text:p>94.3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08752" calcext:value-type="float">
            <text:p>94.4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9656" calcext:value-type="float">
            <text:p>94.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23992" calcext:value-type="float">
            <text:p>94.4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93512" calcext:value-type="float">
            <text:p>94.3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90464" calcext:value-type="float">
            <text:p>94.3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20944" calcext:value-type="float">
            <text:p>94.4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93512" calcext:value-type="float">
            <text:p>94.3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69128" calcext:value-type="float">
            <text:p>94.3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53888" calcext:value-type="float">
            <text:p>94.3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93512" calcext:value-type="float">
            <text:p>94.3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8856" calcext:value-type="float">
            <text:p>94.4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4952" calcext:value-type="float">
            <text:p>94.4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642" calcext:value-type="float">
            <text:p>94.5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1632" calcext:value-type="float">
            <text:p>94.5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3448" calcext:value-type="float">
            <text:p>94.6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2696" calcext:value-type="float">
            <text:p>94.7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3176" calcext:value-type="float">
            <text:p>94.7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66" calcext:value-type="float">
            <text:p>94.7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9648" calcext:value-type="float">
            <text:p>94.7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44032" calcext:value-type="float">
            <text:p>94.7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9648" calcext:value-type="float">
            <text:p>94.7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6496" calcext:value-type="float">
            <text:p>94.6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2968" calcext:value-type="float">
            <text:p>94.6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58104" calcext:value-type="float">
            <text:p>94.5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58104" calcext:value-type="float">
            <text:p>94.5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1632" calcext:value-type="float">
            <text:p>94.5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6976" calcext:value-type="float">
            <text:p>94.6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5744" calcext:value-type="float">
            <text:p>94.7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184" calcext:value-type="float">
            <text:p>94.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136" calcext:value-type="float">
            <text:p>94.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3552" calcext:value-type="float">
            <text:p>94.7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61736" calcext:value-type="float">
            <text:p>94.6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0776" calcext:value-type="float">
            <text:p>94.6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22112" calcext:value-type="float">
            <text:p>94.6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67832" calcext:value-type="float">
            <text:p>94.6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9168" calcext:value-type="float">
            <text:p>94.6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2592" calcext:value-type="float">
            <text:p>94.6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67832" calcext:value-type="float">
            <text:p>94.6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34304" calcext:value-type="float">
            <text:p>94.6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6496" calcext:value-type="float">
            <text:p>94.6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136" calcext:value-type="float">
            <text:p>94.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61736" calcext:value-type="float">
            <text:p>94.6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8688" calcext:value-type="float">
            <text:p>94.6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3824" calcext:value-type="float">
            <text:p>94.6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6496" calcext:value-type="float">
            <text:p>94.6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612" calcext:value-type="float">
            <text:p>94.6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9168" calcext:value-type="float">
            <text:p>94.6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22112" calcext:value-type="float">
            <text:p>94.6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6016" calcext:value-type="float">
            <text:p>94.6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28208" calcext:value-type="float">
            <text:p>94.6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2592" calcext:value-type="float">
            <text:p>94.6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468" calcext:value-type="float">
            <text:p>94.5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7728" calcext:value-type="float">
            <text:p>94.5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28208" calcext:value-type="float">
            <text:p>94.6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6016" calcext:value-type="float">
            <text:p>94.6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6496" calcext:value-type="float">
            <text:p>94.6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0024" calcext:value-type="float">
            <text:p>94.6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67832" calcext:value-type="float">
            <text:p>94.6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67832" calcext:value-type="float">
            <text:p>94.6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136" calcext:value-type="float">
            <text:p>94.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74512" calcext:value-type="float">
            <text:p>94.7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86704" calcext:value-type="float">
            <text:p>94.7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74512" calcext:value-type="float">
            <text:p>94.7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4888" calcext:value-type="float">
            <text:p>94.7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6232" calcext:value-type="float">
            <text:p>94.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67832" calcext:value-type="float">
            <text:p>94.6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0024" calcext:value-type="float">
            <text:p>94.6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2516" calcext:value-type="float">
            <text:p>94.6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3928" calcext:value-type="float">
            <text:p>94.6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3448" calcext:value-type="float">
            <text:p>94.6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37352" calcext:value-type="float">
            <text:p>94.6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34304" calcext:value-type="float">
            <text:p>94.6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55056" calcext:value-type="float">
            <text:p>94.5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85536" calcext:value-type="float">
            <text:p>94.5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3344" calcext:value-type="float">
            <text:p>94.5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85536" calcext:value-type="float">
            <text:p>94.5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9064" calcext:value-type="float">
            <text:p>94.6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1632" calcext:value-type="float">
            <text:p>94.5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7728" calcext:value-type="float">
            <text:p>94.5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55056" calcext:value-type="float">
            <text:p>94.5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6768" calcext:value-type="float">
            <text:p>94.5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24576" calcext:value-type="float">
            <text:p>94.5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55056" calcext:value-type="float">
            <text:p>94.5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94096" calcext:value-type="float">
            <text:p>94.4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66664" calcext:value-type="float">
            <text:p>94.4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75224" calcext:value-type="float">
            <text:p>94.3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69712" calcext:value-type="float">
            <text:p>94.4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4952" calcext:value-type="float">
            <text:p>94.4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5752" calcext:value-type="float">
            <text:p>94.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02656" calcext:value-type="float">
            <text:p>94.4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63032" calcext:value-type="float">
            <text:p>94.3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69128" calcext:value-type="float">
            <text:p>94.3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69128" calcext:value-type="float">
            <text:p>94.3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356" calcext:value-type="float">
            <text:p>94.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44744" calcext:value-type="float">
            <text:p>94.3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80736" calcext:value-type="float">
            <text:p>94.2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7464" calcext:value-type="float">
            <text:p>94.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22824" calcext:value-type="float">
            <text:p>94.2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47208" calcext:value-type="float">
            <text:p>94.2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50256" calcext:value-type="float">
            <text:p>94.2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6248" calcext:value-type="float">
            <text:p>94.1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77104" calcext:value-type="float">
            <text:p>94.1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2892" calcext:value-type="float">
            <text:p>94.2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22824" calcext:value-type="float">
            <text:p>94.2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01488" calcext:value-type="float">
            <text:p>94.2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43576" calcext:value-type="float">
            <text:p>94.1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1556" calcext:value-type="float">
            <text:p>94.0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75936" calcext:value-type="float">
            <text:p>93.9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6984" calcext:value-type="float">
            <text:p>93.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12512" calcext:value-type="float">
            <text:p>94.0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936" calcext:value-type="float">
            <text:p>93.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42408" calcext:value-type="float">
            <text:p>93.9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99736" calcext:value-type="float">
            <text:p>93.8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78984" calcext:value-type="float">
            <text:p>93.9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66208" calcext:value-type="float">
            <text:p>93.8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9364" calcext:value-type="float">
            <text:p>93.8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1744" calcext:value-type="float">
            <text:p>93.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44872" calcext:value-type="float">
            <text:p>93.8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66208" calcext:value-type="float">
            <text:p>93.8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20488" calcext:value-type="float">
            <text:p>93.8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99152" calcext:value-type="float">
            <text:p>93.7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74768" calcext:value-type="float">
            <text:p>93.7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65624" calcext:value-type="float">
            <text:p>93.7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44288" calcext:value-type="float">
            <text:p>93.7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35144" calcext:value-type="float">
            <text:p>93.7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25416" calcext:value-type="float">
            <text:p>93.6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1932" calcext:value-type="float">
            <text:p>93.6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16272" calcext:value-type="float">
            <text:p>93.6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1932" calcext:value-type="float">
            <text:p>93.6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94936" calcext:value-type="float">
            <text:p>93.5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30928" calcext:value-type="float">
            <text:p>93.5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49216" calcext:value-type="float">
            <text:p>93.5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52848" calcext:value-type="float">
            <text:p>93.6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37024" calcext:value-type="float">
            <text:p>93.5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52264" calcext:value-type="float">
            <text:p>93.5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9592" calcext:value-type="float">
            <text:p>93.5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18736" calcext:value-type="float">
            <text:p>93.5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69384" calcext:value-type="float">
            <text:p>93.3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66336" calcext:value-type="float">
            <text:p>93.3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99864" calcext:value-type="float">
            <text:p>93.3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63288" calcext:value-type="float">
            <text:p>93.3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38904" calcext:value-type="float">
            <text:p>93.3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3664" calcext:value-type="float">
            <text:p>93.3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08424" calcext:value-type="float">
            <text:p>93.3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8404" calcext:value-type="float">
            <text:p>93.2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08424" calcext:value-type="float">
            <text:p>93.3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02328" calcext:value-type="float">
            <text:p>93.3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976" calcext:value-type="float">
            <text:p>93.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80992" calcext:value-type="float">
            <text:p>93.2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87088" calcext:value-type="float">
            <text:p>93.2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9928" calcext:value-type="float">
            <text:p>93.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54144" calcext:value-type="float">
            <text:p>93.3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51096" calcext:value-type="float">
            <text:p>93.3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44416" calcext:value-type="float">
            <text:p>93.2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41368" calcext:value-type="float">
            <text:p>93.2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47464" calcext:value-type="float">
            <text:p>93.2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32224" calcext:value-type="float">
            <text:p>93.2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50512" calcext:value-type="float">
            <text:p>93.2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56608" calcext:value-type="float">
            <text:p>93.2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41368" calcext:value-type="float">
            <text:p>93.2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56608" calcext:value-type="float">
            <text:p>93.2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44416" calcext:value-type="float">
            <text:p>93.2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47464" calcext:value-type="float">
            <text:p>93.2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26128" calcext:value-type="float">
            <text:p>93.2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13936" calcext:value-type="float">
            <text:p>93.2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4792" calcext:value-type="float">
            <text:p>93.2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89552" calcext:value-type="float">
            <text:p>93.1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26128" calcext:value-type="float">
            <text:p>93.2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5356" calcext:value-type="float">
            <text:p>93.2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80992" calcext:value-type="float">
            <text:p>93.2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56608" calcext:value-type="float">
            <text:p>93.2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926" calcext:value-type="float">
            <text:p>93.1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80408" calcext:value-type="float">
            <text:p>93.1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44416" calcext:value-type="float">
            <text:p>93.2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59656" calcext:value-type="float">
            <text:p>93.2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47464" calcext:value-type="float">
            <text:p>93.2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4792" calcext:value-type="float">
            <text:p>93.2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4792" calcext:value-type="float">
            <text:p>93.2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4792" calcext:value-type="float">
            <text:p>93.2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47464" calcext:value-type="float">
            <text:p>93.2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87088" calcext:value-type="float">
            <text:p>93.2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96232" calcext:value-type="float">
            <text:p>93.2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57192" calcext:value-type="float">
            <text:p>93.3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1452" calcext:value-type="float">
            <text:p>93.3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02328" calcext:value-type="float">
            <text:p>93.3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7548" calcext:value-type="float">
            <text:p>93.3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7548" calcext:value-type="float">
            <text:p>93.3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41952" calcext:value-type="float">
            <text:p>93.3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93184" calcext:value-type="float">
            <text:p>93.2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3832" calcext:value-type="float">
            <text:p>93.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56608" calcext:value-type="float">
            <text:p>93.2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32224" calcext:value-type="float">
            <text:p>93.2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44416" calcext:value-type="float">
            <text:p>93.2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7736" calcext:value-type="float">
            <text:p>93.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4792" calcext:value-type="float">
            <text:p>93.2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62704" calcext:value-type="float">
            <text:p>93.2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45" calcext:value-type="float">
            <text:p>93.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41952" calcext:value-type="float">
            <text:p>93.3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62704" calcext:value-type="float">
            <text:p>93.2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47464" calcext:value-type="float">
            <text:p>93.2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05376" calcext:value-type="float">
            <text:p>93.3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87088" calcext:value-type="float">
            <text:p>93.2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5356" calcext:value-type="float">
            <text:p>93.2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47464" calcext:value-type="float">
            <text:p>93.2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9928" calcext:value-type="float">
            <text:p>93.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0616" calcext:value-type="float">
            <text:p>93.3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17568" calcext:value-type="float">
            <text:p>93.3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69384" calcext:value-type="float">
            <text:p>93.3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48048" calcext:value-type="float">
            <text:p>93.3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54144" calcext:value-type="float">
            <text:p>93.3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32808" calcext:value-type="float">
            <text:p>93.3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93184" calcext:value-type="float">
            <text:p>93.2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41368" calcext:value-type="float">
            <text:p>93.2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8404" calcext:value-type="float">
            <text:p>93.2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17568" calcext:value-type="float">
            <text:p>93.3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78528" calcext:value-type="float">
            <text:p>93.3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41952" calcext:value-type="float">
            <text:p>93.3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32808" calcext:value-type="float">
            <text:p>93.3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6024" calcext:value-type="float">
            <text:p>93.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212" calcext:value-type="float">
            <text:p>93.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42536" calcext:value-type="float">
            <text:p>93.4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7548" calcext:value-type="float">
            <text:p>93.3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02912" calcext:value-type="float">
            <text:p>93.4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15104" calcext:value-type="float">
            <text:p>93.4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90592" calcext:value-type="float">
            <text:p>93.8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57776" calcext:value-type="float">
            <text:p>93.4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5168" calcext:value-type="float">
            <text:p>93.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6692" calcext:value-type="float">
            <text:p>93.4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1264" calcext:value-type="float">
            <text:p>93.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9696" calcext:value-type="float">
            <text:p>93.5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0552" calcext:value-type="float">
            <text:p>93.5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5836" calcext:value-type="float">
            <text:p>93.5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9696" calcext:value-type="float">
            <text:p>93.5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37024" calcext:value-type="float">
            <text:p>93.5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91304" calcext:value-type="float">
            <text:p>93.4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3496" calcext:value-type="float">
            <text:p>93.5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0552" calcext:value-type="float">
            <text:p>93.5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74184" calcext:value-type="float">
            <text:p>93.6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68088" calcext:value-type="float">
            <text:p>93.6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46752" calcext:value-type="float">
            <text:p>93.6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97984" calcext:value-type="float">
            <text:p>93.5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64456" calcext:value-type="float">
            <text:p>93.5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36" calcext:value-type="float">
            <text:p>93.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52848" calcext:value-type="float">
            <text:p>93.6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47336" calcext:value-type="float">
            <text:p>93.7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11344" calcext:value-type="float">
            <text:p>93.8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5648" calcext:value-type="float">
            <text:p>93.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99152" calcext:value-type="float">
            <text:p>93.7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35144" calcext:value-type="float">
            <text:p>93.7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50384" calcext:value-type="float">
            <text:p>93.7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1744" calcext:value-type="float">
            <text:p>93.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5352" calcext:value-type="float">
            <text:p>93.8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97272" calcext:value-type="float">
            <text:p>93.9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31384" calcext:value-type="float">
            <text:p>94.1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2224" calcext:value-type="float">
            <text:p>94.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94224" calcext:value-type="float">
            <text:p>93.9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90592" calcext:value-type="float">
            <text:p>93.8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42408" calcext:value-type="float">
            <text:p>93.9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18024" calcext:value-type="float">
            <text:p>93.9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90592" calcext:value-type="float">
            <text:p>93.8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11344" calcext:value-type="float">
            <text:p>93.8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7172" calcext:value-type="float">
            <text:p>93.7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8696" calcext:value-type="float">
            <text:p>93.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80864" calcext:value-type="float">
            <text:p>93.7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65624" calcext:value-type="float">
            <text:p>93.7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29632" calcext:value-type="float">
            <text:p>93.8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5352" calcext:value-type="float">
            <text:p>93.8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3268" calcext:value-type="float">
            <text:p>93.8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35728" calcext:value-type="float">
            <text:p>93.8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3268" calcext:value-type="float">
            <text:p>93.8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14392" calcext:value-type="float">
            <text:p>93.8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38776" calcext:value-type="float">
            <text:p>93.8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0888" calcext:value-type="float">
            <text:p>93.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27168" calcext:value-type="float">
            <text:p>93.9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0216" calcext:value-type="float">
            <text:p>93.9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21072" calcext:value-type="float">
            <text:p>93.9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2304" calcext:value-type="float">
            <text:p>93.8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38776" calcext:value-type="float">
            <text:p>93.8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90592" calcext:value-type="float">
            <text:p>93.8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12512" calcext:value-type="float">
            <text:p>94.0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91176" calcext:value-type="float">
            <text:p>93.9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6984" calcext:value-type="float">
            <text:p>93.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6312" calcext:value-type="float">
            <text:p>93.9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82032" calcext:value-type="float">
            <text:p>93.9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09464" calcext:value-type="float">
            <text:p>94.0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0032" calcext:value-type="float">
            <text:p>94.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6128" calcext:value-type="float">
            <text:p>94.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40528" calcext:value-type="float">
            <text:p>94.1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34432" calcext:value-type="float">
            <text:p>94.1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5272" calcext:value-type="float">
            <text:p>94.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95392" calcext:value-type="float">
            <text:p>94.1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10632" calcext:value-type="float">
            <text:p>94.2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77688" calcext:value-type="float">
            <text:p>94.2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78272" calcext:value-type="float">
            <text:p>94.3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05704" calcext:value-type="float">
            <text:p>94.4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5432" calcext:value-type="float">
            <text:p>94.5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69" calcext:value-type="float">
            <text:p>94.8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04" calcext:value-type="float">
            <text:p>94.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21656" calcext:value-type="float">
            <text:p>94.0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03368" calcext:value-type="float">
            <text:p>94.0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90592" calcext:value-type="float">
            <text:p>93.8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81448" calcext:value-type="float">
            <text:p>93.8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2412" calcext:value-type="float">
            <text:p>93.9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05832" calcext:value-type="float">
            <text:p>93.9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0216" calcext:value-type="float">
            <text:p>93.9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51552" calcext:value-type="float">
            <text:p>93.9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88128" calcext:value-type="float">
            <text:p>93.9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52136" calcext:value-type="float">
            <text:p>94.0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58232" calcext:value-type="float">
            <text:p>94.0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9944" calcext:value-type="float">
            <text:p>94.0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03368" calcext:value-type="float">
            <text:p>94.0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42992" calcext:value-type="float">
            <text:p>94.0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6128" calcext:value-type="float">
            <text:p>94.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55184" calcext:value-type="float">
            <text:p>94.0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94808" calcext:value-type="float">
            <text:p>94.0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61864" calcext:value-type="float">
            <text:p>94.1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0152" calcext:value-type="float">
            <text:p>94.1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00904" calcext:value-type="float">
            <text:p>94.1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97856" calcext:value-type="float">
            <text:p>94.0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0152" calcext:value-type="float">
            <text:p>94.1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34432" calcext:value-type="float">
            <text:p>94.1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43576" calcext:value-type="float">
            <text:p>94.1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31968" calcext:value-type="float">
            <text:p>94.2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35016" calcext:value-type="float">
            <text:p>94.2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35016" calcext:value-type="float">
            <text:p>94.2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35016" calcext:value-type="float">
            <text:p>94.2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01488" calcext:value-type="float">
            <text:p>94.2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7464" calcext:value-type="float">
            <text:p>94.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47208" calcext:value-type="float">
            <text:p>94.2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31968" calcext:value-type="float">
            <text:p>94.2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19776" calcext:value-type="float">
            <text:p>94.2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1368" calcext:value-type="float">
            <text:p>94.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38064" calcext:value-type="float">
            <text:p>94.2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86832" calcext:value-type="float">
            <text:p>94.2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26456" calcext:value-type="float">
            <text:p>94.3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616" calcext:value-type="float">
            <text:p>95.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56936" calcext:value-type="float">
            <text:p>94.3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75224" calcext:value-type="float">
            <text:p>94.3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6608" calcext:value-type="float">
            <text:p>94.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30088" calcext:value-type="float">
            <text:p>94.4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78272" calcext:value-type="float">
            <text:p>94.3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8132" calcext:value-type="float">
            <text:p>94.3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05704" calcext:value-type="float">
            <text:p>94.4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23992" calcext:value-type="float">
            <text:p>94.4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17896" calcext:value-type="float">
            <text:p>94.4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5808" calcext:value-type="float">
            <text:p>94.4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51424" calcext:value-type="float">
            <text:p>94.4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06288" calcext:value-type="float">
            <text:p>94.5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0324" calcext:value-type="float">
            <text:p>94.5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27624" calcext:value-type="float">
            <text:p>94.5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564" calcext:value-type="float">
            <text:p>94.6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58104" calcext:value-type="float">
            <text:p>94.5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21528" calcext:value-type="float">
            <text:p>94.5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848" calcext:value-type="float">
            <text:p>94.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09336" calcext:value-type="float">
            <text:p>94.5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8856" calcext:value-type="float">
            <text:p>94.4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60568" calcext:value-type="float">
            <text:p>94.4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27624" calcext:value-type="float">
            <text:p>94.5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3344" calcext:value-type="float">
            <text:p>94.5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67248" calcext:value-type="float">
            <text:p>94.5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896" calcext:value-type="float">
            <text:p>94.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1632" calcext:value-type="float">
            <text:p>94.5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3344" calcext:value-type="float">
            <text:p>94.5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3344" calcext:value-type="float">
            <text:p>94.5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6392" calcext:value-type="float">
            <text:p>94.5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58104" calcext:value-type="float">
            <text:p>94.5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51424" calcext:value-type="float">
            <text:p>94.4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8" calcext:value-type="float">
            <text:p>94.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372" calcext:value-type="float">
            <text:p>94.5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5912" calcext:value-type="float">
            <text:p>94.5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3344" calcext:value-type="float">
            <text:p>94.5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3824" calcext:value-type="float">
            <text:p>94.6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896" calcext:value-type="float">
            <text:p>94.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0672" calcext:value-type="float">
            <text:p>94.5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0296" calcext:value-type="float">
            <text:p>94.5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5432" calcext:value-type="float">
            <text:p>94.5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97144" calcext:value-type="float">
            <text:p>94.4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0672" calcext:value-type="float">
            <text:p>94.5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85536" calcext:value-type="float">
            <text:p>94.5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992" calcext:value-type="float">
            <text:p>94.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944" calcext:value-type="float">
            <text:p>94.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944" calcext:value-type="float">
            <text:p>94.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0296" calcext:value-type="float">
            <text:p>94.5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896" calcext:value-type="float">
            <text:p>94.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0672" calcext:value-type="float">
            <text:p>94.5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848" calcext:value-type="float">
            <text:p>94.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848" calcext:value-type="float">
            <text:p>94.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33136" calcext:value-type="float">
            <text:p>94.4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48376" calcext:value-type="float">
            <text:p>94.4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09336" calcext:value-type="float">
            <text:p>94.5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51424" calcext:value-type="float">
            <text:p>94.4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276" calcext:value-type="float">
            <text:p>94.4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5808" calcext:value-type="float">
            <text:p>94.4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33136" calcext:value-type="float">
            <text:p>94.4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5808" calcext:value-type="float">
            <text:p>94.4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55056" calcext:value-type="float">
            <text:p>94.5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8" calcext:value-type="float">
            <text:p>94.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0324" calcext:value-type="float">
            <text:p>94.5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09336" calcext:value-type="float">
            <text:p>94.5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372" calcext:value-type="float">
            <text:p>94.5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00192" calcext:value-type="float">
            <text:p>94.5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24576" calcext:value-type="float">
            <text:p>94.5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896" calcext:value-type="float">
            <text:p>94.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0296" calcext:value-type="float">
            <text:p>94.5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67248" calcext:value-type="float">
            <text:p>94.5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34304" calcext:value-type="float">
            <text:p>94.6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6976" calcext:value-type="float">
            <text:p>94.6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2968" calcext:value-type="float">
            <text:p>94.6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6392" calcext:value-type="float">
            <text:p>94.5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468" calcext:value-type="float">
            <text:p>94.5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9064" calcext:value-type="float">
            <text:p>94.6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2968" calcext:value-type="float">
            <text:p>94.6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67832" calcext:value-type="float">
            <text:p>94.6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9648" calcext:value-type="float">
            <text:p>94.7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6232" calcext:value-type="float">
            <text:p>94.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01944" calcext:value-type="float">
            <text:p>94.8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65368" calcext:value-type="float">
            <text:p>94.7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28" calcext:value-type="float">
            <text:p>94.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01944" calcext:value-type="float">
            <text:p>94.8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5376" calcext:value-type="float">
            <text:p>94.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86704" calcext:value-type="float">
            <text:p>94.7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35472" calcext:value-type="float">
            <text:p>94.8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9648" calcext:value-type="float">
            <text:p>94.7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64784" calcext:value-type="float">
            <text:p>94.6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4708" calcext:value-type="float">
            <text:p>94.7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68416" calcext:value-type="float">
            <text:p>94.7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14136" calcext:value-type="float">
            <text:p>94.8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2328" calcext:value-type="float">
            <text:p>94.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72048" calcext:value-type="float">
            <text:p>94.8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8424" calcext:value-type="float">
            <text:p>94.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69" calcext:value-type="float">
            <text:p>94.8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36056" calcext:value-type="float">
            <text:p>94.9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33008" calcext:value-type="float">
            <text:p>94.9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8424" calcext:value-type="float">
            <text:p>94.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63488" calcext:value-type="float">
            <text:p>94.9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4408" calcext:value-type="float">
            <text:p>94.7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136" calcext:value-type="float">
            <text:p>94.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66" calcext:value-type="float">
            <text:p>94.7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26328" calcext:value-type="float">
            <text:p>94.8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04992" calcext:value-type="float">
            <text:p>94.8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0024" calcext:value-type="float">
            <text:p>94.6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28208" calcext:value-type="float">
            <text:p>94.6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9816" calcext:value-type="float">
            <text:p>94.5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0324" calcext:value-type="float">
            <text:p>94.5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55056" calcext:value-type="float">
            <text:p>94.5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2864" calcext:value-type="float">
            <text:p>94.5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992" calcext:value-type="float">
            <text:p>94.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24576" calcext:value-type="float">
            <text:p>94.5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2704" calcext:value-type="float">
            <text:p>94.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41696" calcext:value-type="float">
            <text:p>94.3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33136" calcext:value-type="float">
            <text:p>94.4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41696" calcext:value-type="float">
            <text:p>94.3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8988" calcext:value-type="float">
            <text:p>94.2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77688" calcext:value-type="float">
            <text:p>94.2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83784" calcext:value-type="float">
            <text:p>94.2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80736" calcext:value-type="float">
            <text:p>94.2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86832" calcext:value-type="float">
            <text:p>94.2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92928" calcext:value-type="float">
            <text:p>94.2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35016" calcext:value-type="float">
            <text:p>94.2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55768" calcext:value-type="float">
            <text:p>94.1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71008" calcext:value-type="float">
            <text:p>94.1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55768" calcext:value-type="float">
            <text:p>94.1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55768" calcext:value-type="float">
            <text:p>94.1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19192" calcext:value-type="float">
            <text:p>94.1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13096" calcext:value-type="float">
            <text:p>94.1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6796" calcext:value-type="float">
            <text:p>94.1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43576" calcext:value-type="float">
            <text:p>94.1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32" calcext:value-type="float">
            <text:p>94.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61864" calcext:value-type="float">
            <text:p>94.1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9844" calcext:value-type="float">
            <text:p>94.1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8988" calcext:value-type="float">
            <text:p>94.2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5744" calcext:value-type="float">
            <text:p>94.7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11672" calcext:value-type="float">
            <text:p>94.9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07712" calcext:value-type="float">
            <text:p>93.7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9552" calcext:value-type="float">
            <text:p>93.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77816" calcext:value-type="float">
            <text:p>93.7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52848" calcext:value-type="float">
            <text:p>93.6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37608" calcext:value-type="float">
            <text:p>93.6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07128" calcext:value-type="float">
            <text:p>93.6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36" calcext:value-type="float">
            <text:p>93.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91888" calcext:value-type="float">
            <text:p>93.5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3496" calcext:value-type="float">
            <text:p>93.5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37024" calcext:value-type="float">
            <text:p>93.5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6544" calcext:value-type="float">
            <text:p>93.5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87672" calcext:value-type="float">
            <text:p>93.3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9072" calcext:value-type="float">
            <text:p>93.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27296" calcext:value-type="float">
            <text:p>93.4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51096" calcext:value-type="float">
            <text:p>93.3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6024" calcext:value-type="float">
            <text:p>93.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63288" calcext:value-type="float">
            <text:p>93.3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93184" calcext:value-type="float">
            <text:p>93.2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20032" calcext:value-type="float">
            <text:p>93.2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86504" calcext:value-type="float">
            <text:p>93.1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4792" calcext:value-type="float">
            <text:p>93.2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83456" calcext:value-type="float">
            <text:p>93.1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4792" calcext:value-type="float">
            <text:p>93.2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688" calcext:value-type="float">
            <text:p>93.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47464" calcext:value-type="float">
            <text:p>93.2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10888" calcext:value-type="float">
            <text:p>93.2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4688" calcext:value-type="float">
            <text:p>93.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0304" calcext:value-type="float">
            <text:p>93.1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10888" calcext:value-type="float">
            <text:p>93.2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16984" calcext:value-type="float">
            <text:p>93.2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37736" calcext:value-type="float">
            <text:p>93.1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3352" calcext:value-type="float">
            <text:p>93.1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46296" calcext:value-type="float">
            <text:p>93.0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52976" calcext:value-type="float">
            <text:p>93.1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49928" calcext:value-type="float">
            <text:p>93.1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3352" calcext:value-type="float">
            <text:p>93.1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64584" calcext:value-type="float">
            <text:p>93.0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61536" calcext:value-type="float">
            <text:p>93.0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97528" calcext:value-type="float">
            <text:p>92.9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82288" calcext:value-type="float">
            <text:p>92.9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4" calcext:value-type="float">
            <text:p>92.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9448" calcext:value-type="float">
            <text:p>92.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54856" calcext:value-type="float">
            <text:p>92.9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21328" calcext:value-type="float">
            <text:p>92.9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54856" calcext:value-type="float">
            <text:p>92.9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1828" calcext:value-type="float">
            <text:p>92.9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99992" calcext:value-type="float">
            <text:p>92.8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6464" calcext:value-type="float">
            <text:p>92.8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08552" calcext:value-type="float">
            <text:p>92.8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3792" calcext:value-type="float">
            <text:p>92.8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9408" calcext:value-type="float">
            <text:p>92.7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116" calcext:value-type="float">
            <text:p>92.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84752" calcext:value-type="float">
            <text:p>92.8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9888" calcext:value-type="float">
            <text:p>92.8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17696" calcext:value-type="float">
            <text:p>92.8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39032" calcext:value-type="float">
            <text:p>92.8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3416" calcext:value-type="float">
            <text:p>92.8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84168" calcext:value-type="float">
            <text:p>92.7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47592" calcext:value-type="float">
            <text:p>92.7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75024" calcext:value-type="float">
            <text:p>92.7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78072" calcext:value-type="float">
            <text:p>92.7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6588" calcext:value-type="float">
            <text:p>92.7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38448" calcext:value-type="float">
            <text:p>92.7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116" calcext:value-type="float">
            <text:p>92.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7256" calcext:value-type="float">
            <text:p>92.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17696" calcext:value-type="float">
            <text:p>92.8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14648" calcext:value-type="float">
            <text:p>92.8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0492" calcext:value-type="float">
            <text:p>92.7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92728" calcext:value-type="float">
            <text:p>92.6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71392" calcext:value-type="float">
            <text:p>92.6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32352" calcext:value-type="float">
            <text:p>92.7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0744" calcext:value-type="float">
            <text:p>92.8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684" calcext:value-type="float">
            <text:p>92.8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71976" calcext:value-type="float">
            <text:p>92.7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75024" calcext:value-type="float">
            <text:p>92.7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38448" calcext:value-type="float">
            <text:p>92.7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3416" calcext:value-type="float">
            <text:p>92.8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684" calcext:value-type="float">
            <text:p>92.8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14648" calcext:value-type="float">
            <text:p>92.8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9408" calcext:value-type="float">
            <text:p>92.7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87216" calcext:value-type="float">
            <text:p>92.7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6736" calcext:value-type="float">
            <text:p>92.7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064" calcext:value-type="float">
            <text:p>92.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98824" calcext:value-type="float">
            <text:p>92.6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07968" calcext:value-type="float">
            <text:p>92.7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44544" calcext:value-type="float">
            <text:p>92.7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9784" calcext:value-type="float">
            <text:p>92.7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95776" calcext:value-type="float">
            <text:p>92.6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71392" calcext:value-type="float">
            <text:p>92.6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23208" calcext:value-type="float">
            <text:p>92.7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87216" calcext:value-type="float">
            <text:p>92.7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354" calcext:value-type="float">
            <text:p>92.7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14064" calcext:value-type="float">
            <text:p>92.7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3312" calcext:value-type="float">
            <text:p>92.7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32352" calcext:value-type="float">
            <text:p>92.7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47592" calcext:value-type="float">
            <text:p>92.7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064" calcext:value-type="float">
            <text:p>92.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0264" calcext:value-type="float">
            <text:p>92.7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9784" calcext:value-type="float">
            <text:p>92.7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62832" calcext:value-type="float">
            <text:p>92.7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064" calcext:value-type="float">
            <text:p>92.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48176" calcext:value-type="float">
            <text:p>92.8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93896" calcext:value-type="float">
            <text:p>92.8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08552" calcext:value-type="float">
            <text:p>92.8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684" calcext:value-type="float">
            <text:p>92.8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39032" calcext:value-type="float">
            <text:p>92.8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684" calcext:value-type="float">
            <text:p>92.8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75024" calcext:value-type="float">
            <text:p>92.7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35984" calcext:value-type="float">
            <text:p>92.8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39032" calcext:value-type="float">
            <text:p>92.8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6464" calcext:value-type="float">
            <text:p>92.8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39032" calcext:value-type="float">
            <text:p>92.8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3688" calcext:value-type="float">
            <text:p>92.7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0744" calcext:value-type="float">
            <text:p>92.8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62832" calcext:value-type="float">
            <text:p>92.7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17112" calcext:value-type="float">
            <text:p>92.7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354" calcext:value-type="float">
            <text:p>92.7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6736" calcext:value-type="float">
            <text:p>92.7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3312" calcext:value-type="float">
            <text:p>92.7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9512" calcext:value-type="float">
            <text:p>92.8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9784" calcext:value-type="float">
            <text:p>92.7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38448" calcext:value-type="float">
            <text:p>92.7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064" calcext:value-type="float">
            <text:p>92.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78656" calcext:value-type="float">
            <text:p>92.8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39032" calcext:value-type="float">
            <text:p>92.8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3416" calcext:value-type="float">
            <text:p>92.8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84752" calcext:value-type="float">
            <text:p>92.8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12184" calcext:value-type="float">
            <text:p>92.9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46296" calcext:value-type="float">
            <text:p>93.0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88968" calcext:value-type="float">
            <text:p>93.0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3144" calcext:value-type="float">
            <text:p>92.9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09136" calcext:value-type="float">
            <text:p>92.9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54272" calcext:value-type="float">
            <text:p>92.8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78656" calcext:value-type="float">
            <text:p>92.8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27424" calcext:value-type="float">
            <text:p>92.9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3792" calcext:value-type="float">
            <text:p>92.8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02456" calcext:value-type="float">
            <text:p>92.8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636" calcext:value-type="float">
            <text:p>92.7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54272" calcext:value-type="float">
            <text:p>92.8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4208" calcext:value-type="float">
            <text:p>92.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93896" calcext:value-type="float">
            <text:p>92.8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4" calcext:value-type="float">
            <text:p>92.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4876" calcext:value-type="float">
            <text:p>92.9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0096" calcext:value-type="float">
            <text:p>92.9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12184" calcext:value-type="float">
            <text:p>92.9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54272" calcext:value-type="float">
            <text:p>92.8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09136" calcext:value-type="float">
            <text:p>92.9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4876" calcext:value-type="float">
            <text:p>92.9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09136" calcext:value-type="float">
            <text:p>92.9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32936" calcext:value-type="float">
            <text:p>92.8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0744" calcext:value-type="float">
            <text:p>92.8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90848" calcext:value-type="float">
            <text:p>92.8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0952" calcext:value-type="float">
            <text:p>92.9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0472" calcext:value-type="float">
            <text:p>92.9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15232" calcext:value-type="float">
            <text:p>92.9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7048" calcext:value-type="float">
            <text:p>92.9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0952" calcext:value-type="float">
            <text:p>92.9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924" calcext:value-type="float">
            <text:p>92.9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84752" calcext:value-type="float">
            <text:p>92.8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0952" calcext:value-type="float">
            <text:p>92.9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21912" calcext:value-type="float">
            <text:p>93.0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0952" calcext:value-type="float">
            <text:p>92.9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12768" calcext:value-type="float">
            <text:p>93.0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58488" calcext:value-type="float">
            <text:p>93.0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402" calcext:value-type="float">
            <text:p>93.0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43248" calcext:value-type="float">
            <text:p>93.0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49344" calcext:value-type="float">
            <text:p>93.0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82288" calcext:value-type="float">
            <text:p>92.9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3144" calcext:value-type="float">
            <text:p>92.9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4876" calcext:value-type="float">
            <text:p>92.9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45712" calcext:value-type="float">
            <text:p>92.9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6568" calcext:value-type="float">
            <text:p>92.9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96944" calcext:value-type="float">
            <text:p>92.8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42664" calcext:value-type="float">
            <text:p>92.9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97528" calcext:value-type="float">
            <text:p>92.9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97528" calcext:value-type="float">
            <text:p>92.9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03624" calcext:value-type="float">
            <text:p>93.0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85336" calcext:value-type="float">
            <text:p>92.9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97528" calcext:value-type="float">
            <text:p>92.9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57904" calcext:value-type="float">
            <text:p>92.9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3144" calcext:value-type="float">
            <text:p>92.9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7068" calcext:value-type="float">
            <text:p>93.0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49344" calcext:value-type="float">
            <text:p>93.0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00576" calcext:value-type="float">
            <text:p>93.0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00576" calcext:value-type="float">
            <text:p>93.0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6192" calcext:value-type="float">
            <text:p>92.9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12768" calcext:value-type="float">
            <text:p>93.0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82288" calcext:value-type="float">
            <text:p>92.9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82288" calcext:value-type="float">
            <text:p>92.9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82288" calcext:value-type="float">
            <text:p>92.9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85336" calcext:value-type="float">
            <text:p>92.9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73728" calcext:value-type="float">
            <text:p>93.0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97528" calcext:value-type="float">
            <text:p>92.9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57904" calcext:value-type="float">
            <text:p>92.9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00576" calcext:value-type="float">
            <text:p>93.0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51808" calcext:value-type="float">
            <text:p>92.9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3144" calcext:value-type="float">
            <text:p>92.9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49344" calcext:value-type="float">
            <text:p>93.0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0972" calcext:value-type="float">
            <text:p>93.0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7048" calcext:value-type="float">
            <text:p>92.9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18864" calcext:value-type="float">
            <text:p>93.0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37152" calcext:value-type="float">
            <text:p>93.0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88384" calcext:value-type="float">
            <text:p>92.9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21912" calcext:value-type="float">
            <text:p>93.0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1-17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10888" calcext:value-type="float">
            <text:p>93.2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37736" calcext:value-type="float">
            <text:p>93.1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26128" calcext:value-type="float">
            <text:p>93.2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32808" calcext:value-type="float">
            <text:p>93.3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93184" calcext:value-type="float">
            <text:p>93.2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29176" calcext:value-type="float">
            <text:p>93.2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4792" calcext:value-type="float">
            <text:p>93.2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28008" calcext:value-type="float">
            <text:p>93.0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7068" calcext:value-type="float">
            <text:p>93.0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5544" calcext:value-type="float">
            <text:p>93.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21912" calcext:value-type="float">
            <text:p>93.0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0972" calcext:value-type="float">
            <text:p>93.0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88384" calcext:value-type="float">
            <text:p>92.9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21912" calcext:value-type="float">
            <text:p>93.0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03624" calcext:value-type="float">
            <text:p>93.0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2496" calcext:value-type="float">
            <text:p>93.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15816" calcext:value-type="float">
            <text:p>93.0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18864" calcext:value-type="float">
            <text:p>93.0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7068" calcext:value-type="float">
            <text:p>93.0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76776" calcext:value-type="float">
            <text:p>93.0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98112" calcext:value-type="float">
            <text:p>93.0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22496" calcext:value-type="float">
            <text:p>93.1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65168" calcext:value-type="float">
            <text:p>93.1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926" calcext:value-type="float">
            <text:p>93.1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4792" calcext:value-type="float">
            <text:p>93.2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56024" calcext:value-type="float">
            <text:p>93.1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65168" calcext:value-type="float">
            <text:p>93.1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37736" calcext:value-type="float">
            <text:p>93.1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65168" calcext:value-type="float">
            <text:p>93.1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926" calcext:value-type="float">
            <text:p>93.1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16984" calcext:value-type="float">
            <text:p>93.2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80408" calcext:value-type="float">
            <text:p>93.1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04208" calcext:value-type="float">
            <text:p>93.1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37152" calcext:value-type="float">
            <text:p>93.0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31056" calcext:value-type="float">
            <text:p>93.0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22496" calcext:value-type="float">
            <text:p>93.1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37736" calcext:value-type="float">
            <text:p>93.1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7736" calcext:value-type="float">
            <text:p>93.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86504" calcext:value-type="float">
            <text:p>93.1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83456" calcext:value-type="float">
            <text:p>93.1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9448" calcext:value-type="float">
            <text:p>93.1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3164" calcext:value-type="float">
            <text:p>93.1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65168" calcext:value-type="float">
            <text:p>93.1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3164" calcext:value-type="float">
            <text:p>93.1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3164" calcext:value-type="float">
            <text:p>93.1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37736" calcext:value-type="float">
            <text:p>93.1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68216" calcext:value-type="float">
            <text:p>93.1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49928" calcext:value-type="float">
            <text:p>93.1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52976" calcext:value-type="float">
            <text:p>93.1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0616" calcext:value-type="float">
            <text:p>93.3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7736" calcext:value-type="float">
            <text:p>93.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3832" calcext:value-type="float">
            <text:p>93.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44416" calcext:value-type="float">
            <text:p>93.2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43832" calcext:value-type="float">
            <text:p>93.1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9448" calcext:value-type="float">
            <text:p>93.1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43832" calcext:value-type="float">
            <text:p>93.1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71264" calcext:value-type="float">
            <text:p>93.1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67632" calcext:value-type="float">
            <text:p>93.0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8592" calcext:value-type="float">
            <text:p>93.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37736" calcext:value-type="float">
            <text:p>93.1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0116" calcext:value-type="float">
            <text:p>93.1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82872" calcext:value-type="float">
            <text:p>93.0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8592" calcext:value-type="float">
            <text:p>93.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80408" calcext:value-type="float">
            <text:p>93.1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3164" calcext:value-type="float">
            <text:p>93.1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3164" calcext:value-type="float">
            <text:p>93.1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43832" calcext:value-type="float">
            <text:p>93.1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34104" calcext:value-type="float">
            <text:p>93.0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37152" calcext:value-type="float">
            <text:p>93.0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43248" calcext:value-type="float">
            <text:p>93.0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52392" calcext:value-type="float">
            <text:p>93.0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06672" calcext:value-type="float">
            <text:p>93.0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402" calcext:value-type="float">
            <text:p>93.0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46296" calcext:value-type="float">
            <text:p>93.0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88384" calcext:value-type="float">
            <text:p>92.9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06672" calcext:value-type="float">
            <text:p>93.0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85336" calcext:value-type="float">
            <text:p>92.9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03624" calcext:value-type="float">
            <text:p>93.0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57904" calcext:value-type="float">
            <text:p>92.9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42664" calcext:value-type="float">
            <text:p>92.9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4876" calcext:value-type="float">
            <text:p>92.9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0472" calcext:value-type="float">
            <text:p>92.9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878" calcext:value-type="float">
            <text:p>92.8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90848" calcext:value-type="float">
            <text:p>92.8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99992" calcext:value-type="float">
            <text:p>92.8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6464" calcext:value-type="float">
            <text:p>92.8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0368" calcext:value-type="float">
            <text:p>92.8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5732" calcext:value-type="float">
            <text:p>92.8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7256" calcext:value-type="float">
            <text:p>92.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24376" calcext:value-type="float">
            <text:p>92.9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91432" calcext:value-type="float">
            <text:p>92.9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35984" calcext:value-type="float">
            <text:p>92.8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35984" calcext:value-type="float">
            <text:p>92.8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96944" calcext:value-type="float">
            <text:p>92.8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27424" calcext:value-type="float">
            <text:p>92.9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7256" calcext:value-type="float">
            <text:p>92.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09136" calcext:value-type="float">
            <text:p>92.9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6568" calcext:value-type="float">
            <text:p>92.9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27424" calcext:value-type="float">
            <text:p>92.9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6568" calcext:value-type="float">
            <text:p>92.9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45128" calcext:value-type="float">
            <text:p>92.8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5732" calcext:value-type="float">
            <text:p>92.8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4208" calcext:value-type="float">
            <text:p>92.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78072" calcext:value-type="float">
            <text:p>92.7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75024" calcext:value-type="float">
            <text:p>92.7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71976" calcext:value-type="float">
            <text:p>92.7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17112" calcext:value-type="float">
            <text:p>92.7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17112" calcext:value-type="float">
            <text:p>92.7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0492" calcext:value-type="float">
            <text:p>92.7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29304" calcext:value-type="float">
            <text:p>92.7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83584" calcext:value-type="float">
            <text:p>92.6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16528" calcext:value-type="float">
            <text:p>92.6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00704" calcext:value-type="float">
            <text:p>92.5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18992" calcext:value-type="float">
            <text:p>92.5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48888" calcext:value-type="float">
            <text:p>92.4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97656" calcext:value-type="float">
            <text:p>92.4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67176" calcext:value-type="float">
            <text:p>92.4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03752" calcext:value-type="float">
            <text:p>92.5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78784" calcext:value-type="float">
            <text:p>92.3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63544" calcext:value-type="float">
            <text:p>92.3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14776" calcext:value-type="float">
            <text:p>92.3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12312" calcext:value-type="float">
            <text:p>92.4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79368" calcext:value-type="float">
            <text:p>92.4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2204" calcext:value-type="float">
            <text:p>92.5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01288" calcext:value-type="float">
            <text:p>92.6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71392" calcext:value-type="float">
            <text:p>92.6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32352" calcext:value-type="float">
            <text:p>92.7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23208" calcext:value-type="float">
            <text:p>92.7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0744" calcext:value-type="float">
            <text:p>92.8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27424" calcext:value-type="float">
            <text:p>92.9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7256" calcext:value-type="float">
            <text:p>92.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3144" calcext:value-type="float">
            <text:p>92.9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03624" calcext:value-type="float">
            <text:p>93.0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0096" calcext:value-type="float">
            <text:p>92.9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06088" calcext:value-type="float">
            <text:p>92.9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3144" calcext:value-type="float">
            <text:p>92.9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0472" calcext:value-type="float">
            <text:p>92.9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67632" calcext:value-type="float">
            <text:p>93.0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04208" calcext:value-type="float">
            <text:p>93.1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5544" calcext:value-type="float">
            <text:p>93.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7548" calcext:value-type="float">
            <text:p>93.3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07" calcext:value-type="float">
            <text:p>94.1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98696" calcext:value-type="float">
            <text:p>93.1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96944" calcext:value-type="float">
            <text:p>92.8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27424" calcext:value-type="float">
            <text:p>92.9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12184" calcext:value-type="float">
            <text:p>92.9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6192" calcext:value-type="float">
            <text:p>92.9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0952" calcext:value-type="float">
            <text:p>92.9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31056" calcext:value-type="float">
            <text:p>93.0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18864" calcext:value-type="float">
            <text:p>93.0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3164" calcext:value-type="float">
            <text:p>93.1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47464" calcext:value-type="float">
            <text:p>93.2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93768" calcext:value-type="float">
            <text:p>93.3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52264" calcext:value-type="float">
            <text:p>93.5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11472" calcext:value-type="float">
            <text:p>93.3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99864" calcext:value-type="float">
            <text:p>93.3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51096" calcext:value-type="float">
            <text:p>93.3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96232" calcext:value-type="float">
            <text:p>93.2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69384" calcext:value-type="float">
            <text:p>93.3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57192" calcext:value-type="float">
            <text:p>93.3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7548" calcext:value-type="float">
            <text:p>93.3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5168" calcext:value-type="float">
            <text:p>93.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63872" calcext:value-type="float">
            <text:p>93.4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11-02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33976" calcext:value-type="float">
            <text:p>93.5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27296" calcext:value-type="float">
            <text:p>93.4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8216" calcext:value-type="float">
            <text:p>93.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8216" calcext:value-type="float">
            <text:p>93.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33392" calcext:value-type="float">
            <text:p>93.4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54728" calcext:value-type="float">
            <text:p>93.4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33392" calcext:value-type="float">
            <text:p>93.4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0596" calcext:value-type="float">
            <text:p>93.4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09008" calcext:value-type="float">
            <text:p>93.4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24248" calcext:value-type="float">
            <text:p>93.4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91304" calcext:value-type="float">
            <text:p>93.4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6692" calcext:value-type="float">
            <text:p>93.4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9592" calcext:value-type="float">
            <text:p>93.5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26" calcext:value-type="float">
            <text:p>93.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71136" calcext:value-type="float">
            <text:p>93.6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55312" calcext:value-type="float">
            <text:p>93.5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54728" calcext:value-type="float">
            <text:p>93.4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93768" calcext:value-type="float">
            <text:p>93.3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38904" calcext:value-type="float">
            <text:p>93.3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07256" calcext:value-type="float">
            <text:p>93.1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79824" calcext:value-type="float">
            <text:p>93.0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7068" calcext:value-type="float">
            <text:p>93.0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27424" calcext:value-type="float">
            <text:p>92.9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684" calcext:value-type="float">
            <text:p>92.8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878" calcext:value-type="float">
            <text:p>92.8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3688" calcext:value-type="float">
            <text:p>92.7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98824" calcext:value-type="float">
            <text:p>92.6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3312" calcext:value-type="float">
            <text:p>92.7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00576" calcext:value-type="float">
            <text:p>93.0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0304" calcext:value-type="float">
            <text:p>92.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0744" calcext:value-type="float">
            <text:p>92.8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15944" calcext:value-type="float">
            <text:p>92.5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6776" calcext:value-type="float">
            <text:p>92.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64712" calcext:value-type="float">
            <text:p>92.5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49472" calcext:value-type="float">
            <text:p>92.5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27552" calcext:value-type="float">
            <text:p>92.4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97072" calcext:value-type="float">
            <text:p>92.3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90392" calcext:value-type="float">
            <text:p>92.2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59328" calcext:value-type="float">
            <text:p>92.1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4104" calcext:value-type="float">
            <text:p>92.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83128" calcext:value-type="float">
            <text:p>92.0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07512" calcext:value-type="float">
            <text:p>92.1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258" calcext:value-type="float">
            <text:p>92.1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11144" calcext:value-type="float">
            <text:p>92.2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23336" calcext:value-type="float">
            <text:p>92.2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83712" calcext:value-type="float">
            <text:p>92.1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50768" calcext:value-type="float">
            <text:p>92.2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44672" calcext:value-type="float">
            <text:p>92.2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20288" calcext:value-type="float">
            <text:p>92.2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56864" calcext:value-type="float">
            <text:p>92.2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50184" calcext:value-type="float">
            <text:p>92.1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3248" calcext:value-type="float">
            <text:p>92.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02584" calcext:value-type="float">
            <text:p>92.3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14776" calcext:value-type="float">
            <text:p>92.3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544" calcext:value-type="float">
            <text:p>92.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3916" calcext:value-type="float">
            <text:p>92.3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87344" calcext:value-type="float">
            <text:p>92.2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06216" calcext:value-type="float">
            <text:p>92.4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7632" calcext:value-type="float">
            <text:p>92.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42208" calcext:value-type="float">
            <text:p>92.3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60496" calcext:value-type="float">
            <text:p>92.3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87928" calcext:value-type="float">
            <text:p>92.3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6964" calcext:value-type="float">
            <text:p>92.3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06216" calcext:value-type="float">
            <text:p>92.4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20872" calcext:value-type="float">
            <text:p>92.3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60496" calcext:value-type="float">
            <text:p>92.3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306" calcext:value-type="float">
            <text:p>92.4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90976" calcext:value-type="float">
            <text:p>92.3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78784" calcext:value-type="float">
            <text:p>92.3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14776" calcext:value-type="float">
            <text:p>92.3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11-13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42792" calcext:value-type="float">
            <text:p>92.4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30016" calcext:value-type="float">
            <text:p>92.3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3916" calcext:value-type="float">
            <text:p>92.3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20872" calcext:value-type="float">
            <text:p>92.3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60496" calcext:value-type="float">
            <text:p>92.3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42792" calcext:value-type="float">
            <text:p>92.4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39744" calcext:value-type="float">
            <text:p>92.4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9156" calcext:value-type="float">
            <text:p>92.4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48304" calcext:value-type="float">
            <text:p>92.3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2392" calcext:value-type="float">
            <text:p>92.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08096" calcext:value-type="float">
            <text:p>92.2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98952" calcext:value-type="float">
            <text:p>92.1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83128" calcext:value-type="float">
            <text:p>92.0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0388" calcext:value-type="float">
            <text:p>92.0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30728" calcext:value-type="float">
            <text:p>91.9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09392" calcext:value-type="float">
            <text:p>91.9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36824" calcext:value-type="float">
            <text:p>91.9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2768" calcext:value-type="float">
            <text:p>91.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24048" calcext:value-type="float">
            <text:p>91.8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69184" calcext:value-type="float">
            <text:p>91.7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77744" calcext:value-type="float">
            <text:p>91.6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34488" calcext:value-type="float">
            <text:p>91.5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616" calcext:value-type="float">
            <text:p>91.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3112" calcext:value-type="float">
            <text:p>91.1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2852" calcext:value-type="float">
            <text:p>91.0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31568" calcext:value-type="float">
            <text:p>91.0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9804" calcext:value-type="float">
            <text:p>90.9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80336" calcext:value-type="float">
            <text:p>91.0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9272" calcext:value-type="float">
            <text:p>90.9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3176" calcext:value-type="float">
            <text:p>90.9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94992" calcext:value-type="float">
            <text:p>90.9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2184" calcext:value-type="float">
            <text:p>90.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91944" calcext:value-type="float">
            <text:p>90.9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83384" calcext:value-type="float">
            <text:p>91.0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80336" calcext:value-type="float">
            <text:p>91.0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68728" calcext:value-type="float">
            <text:p>91.1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68728" calcext:value-type="float">
            <text:p>91.1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05304" calcext:value-type="float">
            <text:p>91.2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6264" calcext:value-type="float">
            <text:p>91.2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75992" calcext:value-type="float">
            <text:p>91.3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69896" calcext:value-type="float">
            <text:p>91.3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" calcext:value-type="float">
            <text:p>9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04-10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41168" calcext:value-type="float">
            <text:p>91.6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71648" calcext:value-type="float">
            <text:p>91.6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37536" calcext:value-type="float">
            <text:p>91.5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43632" calcext:value-type="float">
            <text:p>91.5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55824" calcext:value-type="float">
            <text:p>91.5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52776" calcext:value-type="float">
            <text:p>91.5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10688" calcext:value-type="float">
            <text:p>91.6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28976" calcext:value-type="float">
            <text:p>91.6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924" calcext:value-type="float">
            <text:p>91.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02128" calcext:value-type="float">
            <text:p>91.7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72232" calcext:value-type="float">
            <text:p>91.7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63088" calcext:value-type="float">
            <text:p>91.7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69184" calcext:value-type="float">
            <text:p>91.7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56992" calcext:value-type="float">
            <text:p>91.7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14904" calcext:value-type="float">
            <text:p>91.8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84424" calcext:value-type="float">
            <text:p>91.7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57576" calcext:value-type="float">
            <text:p>91.8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8196" calcext:value-type="float">
            <text:p>91.8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76448" calcext:value-type="float">
            <text:p>91.9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8864" calcext:value-type="float">
            <text:p>91.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46552" calcext:value-type="float">
            <text:p>92.0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04464" calcext:value-type="float">
            <text:p>92.1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65424" calcext:value-type="float">
            <text:p>92.1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95904" calcext:value-type="float">
            <text:p>92.1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29432" calcext:value-type="float">
            <text:p>92.2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21456" calcext:value-type="float">
            <text:p>92.4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67176" calcext:value-type="float">
            <text:p>92.4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54984" calcext:value-type="float">
            <text:p>92.4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40912" calcext:value-type="float">
            <text:p>92.6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6776" calcext:value-type="float">
            <text:p>92.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11016" calcext:value-type="float">
            <text:p>92.7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3688" calcext:value-type="float">
            <text:p>92.7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51224" calcext:value-type="float">
            <text:p>92.8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4" calcext:value-type="float">
            <text:p>92.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21912" calcext:value-type="float">
            <text:p>93.0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6212" calcext:value-type="float">
            <text:p>93.1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93768" calcext:value-type="float">
            <text:p>93.3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63872" calcext:value-type="float">
            <text:p>93.4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45584" calcext:value-type="float">
            <text:p>93.4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6648" calcext:value-type="float">
            <text:p>93.5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5836" calcext:value-type="float">
            <text:p>93.5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55312" calcext:value-type="float">
            <text:p>93.5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4124" calcext:value-type="float">
            <text:p>93.7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41824" calcext:value-type="float">
            <text:p>93.8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48504" calcext:value-type="float">
            <text:p>93.9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29632" calcext:value-type="float">
            <text:p>93.8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80864" calcext:value-type="float">
            <text:p>93.7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50384" calcext:value-type="float">
            <text:p>93.7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2304" calcext:value-type="float">
            <text:p>93.8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63744" calcext:value-type="float">
            <text:p>93.9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44288" calcext:value-type="float">
            <text:p>93.7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58944" calcext:value-type="float">
            <text:p>93.6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5836" calcext:value-type="float">
            <text:p>93.5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15104" calcext:value-type="float">
            <text:p>93.4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96816" calcext:value-type="float">
            <text:p>93.3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18736" calcext:value-type="float">
            <text:p>93.5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212" calcext:value-type="float">
            <text:p>93.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62704" calcext:value-type="float">
            <text:p>93.2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61536" calcext:value-type="float">
            <text:p>93.0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58488" calcext:value-type="float">
            <text:p>93.0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95064" calcext:value-type="float">
            <text:p>93.0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78656" calcext:value-type="float">
            <text:p>92.8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84168" calcext:value-type="float">
            <text:p>92.7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86632" calcext:value-type="float">
            <text:p>92.6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05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07968" calcext:value-type="float">
            <text:p>92.7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05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6152" calcext:value-type="float">
            <text:p>92.6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19576" calcext:value-type="float">
            <text:p>92.6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05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49472" calcext:value-type="float">
            <text:p>92.5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68344" calcext:value-type="float">
            <text:p>92.6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64712" calcext:value-type="float">
            <text:p>92.5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11016" calcext:value-type="float">
            <text:p>92.7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18992" calcext:value-type="float">
            <text:p>92.5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97656" calcext:value-type="float">
            <text:p>92.4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04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16528" calcext:value-type="float">
            <text:p>92.6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03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31768" calcext:value-type="float">
            <text:p>92.6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03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02456" calcext:value-type="float">
            <text:p>92.8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03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80536" calcext:value-type="float">
            <text:p>92.6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17112" calcext:value-type="float">
            <text:p>92.7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03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5732" calcext:value-type="float">
            <text:p>92.8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03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684" calcext:value-type="float">
            <text:p>92.8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02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684" calcext:value-type="float">
            <text:p>92.8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02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9616" calcext:value-type="float">
            <text:p>92.9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02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97528" calcext:value-type="float">
            <text:p>92.9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02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82872" calcext:value-type="float">
            <text:p>93.0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02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38192" calcext:value-type="float">
            <text:p>93.7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83328" calcext:value-type="float">
            <text:p>93.6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01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4124" calcext:value-type="float">
            <text:p>93.7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01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96688" calcext:value-type="float">
            <text:p>93.8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01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38776" calcext:value-type="float">
            <text:p>93.8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01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68672" calcext:value-type="float">
            <text:p>93.7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8-01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20488" calcext:value-type="float">
            <text:p>93.8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7-12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89552" calcext:value-type="float">
            <text:p>93.1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7-12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924" calcext:value-type="float">
            <text:p>92.9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7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58488" calcext:value-type="float">
            <text:p>93.0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7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46296" calcext:value-type="float">
            <text:p>93.0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7-12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92016" calcext:value-type="float">
            <text:p>93.0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7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8592" calcext:value-type="float">
            <text:p>93.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7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58488" calcext:value-type="float">
            <text:p>93.0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7-11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9448" calcext:value-type="float">
            <text:p>93.1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7-11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73728" calcext:value-type="float">
            <text:p>93.0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7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4688" calcext:value-type="float">
            <text:p>93.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7-11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83456" calcext:value-type="float">
            <text:p>93.1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7-11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37736" calcext:value-type="float">
            <text:p>93.1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7-11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35856" calcext:value-type="float">
            <text:p>93.3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7-10-30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7548" calcext:value-type="float">
            <text:p>93.3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7-10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87088" calcext:value-type="float">
            <text:p>93.2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7-10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9928" calcext:value-type="float">
            <text:p>93.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7-10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44416" calcext:value-type="float">
            <text:p>93.2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7-10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3164" calcext:value-type="float">
            <text:p>93.1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7-10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98112" calcext:value-type="float">
            <text:p>93.0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7-10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25544" calcext:value-type="float">
            <text:p>93.1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80408" calcext:value-type="float">
            <text:p>93.1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7-09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15104" calcext:value-type="float">
            <text:p>93.4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7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84624" calcext:value-type="float">
            <text:p>93.3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7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08424" calcext:value-type="float">
            <text:p>93.3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7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90136" calcext:value-type="float">
            <text:p>93.2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7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9928" calcext:value-type="float">
            <text:p>93.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7-08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52976" calcext:value-type="float">
            <text:p>93.1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7-08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86504" calcext:value-type="float">
            <text:p>93.1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7-08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784" calcext:value-type="float">
            <text:p>93.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7-08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16984" calcext:value-type="float">
            <text:p>93.2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7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89552" calcext:value-type="float">
            <text:p>93.1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7-08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77944" calcext:value-type="float">
            <text:p>93.2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7-07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47464" calcext:value-type="float">
            <text:p>93.2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7-07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43832" calcext:value-type="float">
            <text:p>93.1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7-07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0304" calcext:value-type="float">
            <text:p>93.1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7-07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15816" calcext:value-type="float">
            <text:p>93.0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7-07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924" calcext:value-type="float">
            <text:p>92.9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7-07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03624" calcext:value-type="float">
            <text:p>93.0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7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3164" calcext:value-type="float">
            <text:p>93.1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7-06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92016" calcext:value-type="float">
            <text:p>93.0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7-06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9448" calcext:value-type="float">
            <text:p>93.1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7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5544" calcext:value-type="float">
            <text:p>93.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7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7048" calcext:value-type="float">
            <text:p>92.9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7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82872" calcext:value-type="float">
            <text:p>93.0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7-05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37152" calcext:value-type="float">
            <text:p>93.0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21912" calcext:value-type="float">
            <text:p>93.0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7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85336" calcext:value-type="float">
            <text:p>92.9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7-05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28592" calcext:value-type="float">
            <text:p>93.1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7-05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31056" calcext:value-type="float">
            <text:p>93.0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7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06088" calcext:value-type="float">
            <text:p>92.9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7-04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6464" calcext:value-type="float">
            <text:p>92.8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7-04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24376" calcext:value-type="float">
            <text:p>92.9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7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93896" calcext:value-type="float">
            <text:p>92.8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7-04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02456" calcext:value-type="float">
            <text:p>92.8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7-01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29304" calcext:value-type="float">
            <text:p>92.7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7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90848" calcext:value-type="float">
            <text:p>92.8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7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354" calcext:value-type="float">
            <text:p>92.7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12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38448" calcext:value-type="float">
            <text:p>92.7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12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35984" calcext:value-type="float">
            <text:p>92.8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48176" calcext:value-type="float">
            <text:p>92.8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22624" calcext:value-type="float">
            <text:p>92.6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22624" calcext:value-type="float">
            <text:p>92.6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07968" calcext:value-type="float">
            <text:p>92.7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38448" calcext:value-type="float">
            <text:p>92.7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80536" calcext:value-type="float">
            <text:p>92.6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38448" calcext:value-type="float">
            <text:p>92.7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11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84168" calcext:value-type="float">
            <text:p>92.7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6736" calcext:value-type="float">
            <text:p>92.7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11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32936" calcext:value-type="float">
            <text:p>92.8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11-04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2496" calcext:value-type="float">
            <text:p>93.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39032" calcext:value-type="float">
            <text:p>92.8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116" calcext:value-type="float">
            <text:p>92.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636" calcext:value-type="float">
            <text:p>92.7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0368" calcext:value-type="float">
            <text:p>92.8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10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32936" calcext:value-type="float">
            <text:p>92.8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10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00576" calcext:value-type="float">
            <text:p>93.0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09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32936" calcext:value-type="float">
            <text:p>92.8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54856" calcext:value-type="float">
            <text:p>92.9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1828" calcext:value-type="float">
            <text:p>92.9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14648" calcext:value-type="float">
            <text:p>92.8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09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6736" calcext:value-type="float">
            <text:p>92.7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09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6588" calcext:value-type="float">
            <text:p>92.7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39032" calcext:value-type="float">
            <text:p>92.8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81704" calcext:value-type="float">
            <text:p>92.8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08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54856" calcext:value-type="float">
            <text:p>92.9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08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0472" calcext:value-type="float">
            <text:p>92.9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08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636" calcext:value-type="float">
            <text:p>92.7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07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31768" calcext:value-type="float">
            <text:p>92.6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07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86632" calcext:value-type="float">
            <text:p>92.6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07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92144" calcext:value-type="float">
            <text:p>92.5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07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94608" calcext:value-type="float">
            <text:p>92.4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07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50768" calcext:value-type="float">
            <text:p>92.2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07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05048" calcext:value-type="float">
            <text:p>92.2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11144" calcext:value-type="float">
            <text:p>92.2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06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8676" calcext:value-type="float">
            <text:p>92.1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06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55696" calcext:value-type="float">
            <text:p>92.0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06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7152" calcext:value-type="float">
            <text:p>92.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06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52648" calcext:value-type="float">
            <text:p>92.0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05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13608" calcext:value-type="float">
            <text:p>92.1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05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65424" calcext:value-type="float">
            <text:p>92.1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47136" calcext:value-type="float">
            <text:p>92.1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05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50184" calcext:value-type="float">
            <text:p>92.1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81248" calcext:value-type="float">
            <text:p>92.2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0868" calcext:value-type="float">
            <text:p>92.3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04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60496" calcext:value-type="float">
            <text:p>92.3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90976" calcext:value-type="float">
            <text:p>92.3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15944" calcext:value-type="float">
            <text:p>92.5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15944" calcext:value-type="float">
            <text:p>92.5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58032" calcext:value-type="float">
            <text:p>92.4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03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76904" calcext:value-type="float">
            <text:p>92.5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03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12896" calcext:value-type="float">
            <text:p>92.5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03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306" calcext:value-type="float">
            <text:p>92.4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03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40912" calcext:value-type="float">
            <text:p>92.6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47008" calcext:value-type="float">
            <text:p>92.6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03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65296" calcext:value-type="float">
            <text:p>92.6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92" calcext:value-type="float">
            <text:p>92.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78072" calcext:value-type="float">
            <text:p>92.7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3416" calcext:value-type="float">
            <text:p>92.8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17112" calcext:value-type="float">
            <text:p>92.7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17112" calcext:value-type="float">
            <text:p>92.7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12184" calcext:value-type="float">
            <text:p>92.9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1828" calcext:value-type="float">
            <text:p>92.9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4" calcext:value-type="float">
            <text:p>92.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67632" calcext:value-type="float">
            <text:p>93.0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21912" calcext:value-type="float">
            <text:p>93.0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28592" calcext:value-type="float">
            <text:p>93.1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65752" calcext:value-type="float">
            <text:p>93.2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32808" calcext:value-type="float">
            <text:p>93.3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18152" calcext:value-type="float">
            <text:p>93.4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82744" calcext:value-type="float">
            <text:p>93.5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83328" calcext:value-type="float">
            <text:p>93.6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86376" calcext:value-type="float">
            <text:p>93.6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90592" calcext:value-type="float">
            <text:p>93.8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55184" calcext:value-type="float">
            <text:p>94.0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85664" calcext:value-type="float">
            <text:p>94.0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19192" calcext:value-type="float">
            <text:p>94.1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35016" calcext:value-type="float">
            <text:p>94.2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56936" calcext:value-type="float">
            <text:p>94.3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24576" calcext:value-type="float">
            <text:p>94.5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848" calcext:value-type="float">
            <text:p>94.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6976" calcext:value-type="float">
            <text:p>94.6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5848" calcext:value-type="float">
            <text:p>94.7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944" calcext:value-type="float">
            <text:p>94.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58104" calcext:value-type="float">
            <text:p>94.5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3824" calcext:value-type="float">
            <text:p>94.6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21528" calcext:value-type="float">
            <text:p>94.5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93512" calcext:value-type="float">
            <text:p>94.3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87416" calcext:value-type="float">
            <text:p>94.3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83784" calcext:value-type="float">
            <text:p>94.2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08168" calcext:value-type="float">
            <text:p>94.3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6796" calcext:value-type="float">
            <text:p>94.1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71008" calcext:value-type="float">
            <text:p>94.1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50256" calcext:value-type="float">
            <text:p>94.2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01488" calcext:value-type="float">
            <text:p>94.2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83784" calcext:value-type="float">
            <text:p>94.2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936" calcext:value-type="float">
            <text:p>93.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99152" calcext:value-type="float">
            <text:p>93.7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22368" calcext:value-type="float">
            <text:p>93.6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8696" calcext:value-type="float">
            <text:p>93.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63872" calcext:value-type="float">
            <text:p>93.4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77944" calcext:value-type="float">
            <text:p>93.2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9448" calcext:value-type="float">
            <text:p>93.1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9448" calcext:value-type="float">
            <text:p>92.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4876" calcext:value-type="float">
            <text:p>92.9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57904" calcext:value-type="float">
            <text:p>92.9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98112" calcext:value-type="float">
            <text:p>93.0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04208" calcext:value-type="float">
            <text:p>93.1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06672" calcext:value-type="float">
            <text:p>93.0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98112" calcext:value-type="float">
            <text:p>93.0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50512" calcext:value-type="float">
            <text:p>93.2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63288" calcext:value-type="float">
            <text:p>93.3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09008" calcext:value-type="float">
            <text:p>93.4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2788" calcext:value-type="float">
            <text:p>93.5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805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01032" calcext:value-type="float">
            <text:p>93.6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8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394" meta:object-count="0"/>
    <meta:user-defined meta:name="AppVersion">3.0</meta:user-defined>
  </office:meta>
</office:document-meta>
</file>